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9.05pt"/>
    </style:style>
    <style:style style:name="co2" style:family="table-column">
      <style:table-column-properties fo:break-before="auto" style:column-width="90.99pt"/>
    </style:style>
    <style:style style:name="co3" style:family="table-column">
      <style:table-column-properties fo:break-before="auto" style:column-width="102.1pt"/>
    </style:style>
    <style:style style:name="co4" style:family="table-column">
      <style:table-column-properties fo:break-before="auto" style:column-width="79.91pt"/>
    </style:style>
    <style:style style:name="co5" style:family="table-column">
      <style:table-column-properties fo:break-before="auto" style:column-width="96.55pt"/>
    </style:style>
    <style:style style:name="co6" style:family="table-column">
      <style:table-column-properties fo:break-before="auto" style:column-width="76.39pt"/>
    </style:style>
    <style:style style:name="co7" style:family="table-column">
      <style:table-column-properties fo:break-before="auto" style:column-width="75pt"/>
    </style:style>
    <style:style style:name="co8" style:family="table-column">
      <style:table-column-properties fo:break-before="auto" style:column-width="75.71pt"/>
    </style:style>
    <style:style style:name="co9" style:family="table-column">
      <style:table-column-properties fo:break-before="auto" style:column-width="86.85pt"/>
    </style:style>
    <style:style style:name="co10" style:family="table-column">
      <style:table-column-properties fo:break-before="auto" style:column-width="70.16pt"/>
    </style:style>
    <style:style style:name="co11" style:family="table-column">
      <style:table-column-properties fo:break-before="auto" style:column-width="95.16pt"/>
    </style:style>
    <style:style style:name="co12" style:family="table-column">
      <style:table-column-properties fo:break-before="auto" style:column-width="93.06pt"/>
    </style:style>
    <style:style style:name="co13" style:family="table-column">
      <style:table-column-properties fo:break-before="auto" style:column-width="88.89pt"/>
    </style:style>
    <style:style style:name="co14" style:family="table-column">
      <style:table-column-properties fo:break-before="auto" style:column-width="78.4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29.99pt" fo:break-before="auto" style:use-optimal-row-height="false"/>
    </style:style>
    <style:style style:name="ro4" style:family="table-row">
      <style:table-row-properties style:row-height="23.24pt" fo:break-before="auto" style:use-optimal-row-height="false"/>
    </style:style>
    <style:style style:name="ta1" style:family="table" style:master-page-name="PageStyle_5f_Valuations">
      <style:table-properties table:display="true" style:writing-mode="lr-tb"/>
    </style:style>
    <style:style style:name="ta2" style:family="table" style:master-page-name="PageStyle_5f_Results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10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06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06P0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3">
      <style:table-cell-properties fo:background-color="#64d8c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Open Sans" style:font-size-complex="12pt" style:font-style-complex="normal" style:font-weight-complex="bold"/>
    </style:style>
    <style:style style:name="ce7" style:family="table-cell" style:parent-style-name="Default" style:data-style-name="N3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Open Sans" style:font-size-complex="11pt" style:font-style-complex="normal" style:font-weight-complex="bold"/>
    </style:style>
    <style:style style:name="ce8" style:family="table-cell" style:parent-style-name="Default" style:data-style-name="N3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9" style:family="table-cell" style:parent-style-name="Default" style:data-style-name="N3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10" style:family="table-cell" style:parent-style-name="Default" style:data-style-name="N3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Open Sans" style:font-size-complex="11pt" style:font-style-complex="normal" style:font-weight-complex="bold"/>
    </style:style>
    <style:style style:name="ce11" style:family="table-cell" style:parent-style-name="Default" style:data-style-name="N3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Open Sans" style:font-size-complex="11pt" style:font-style-complex="normal" style:font-weight-complex="bold"/>
    </style:style>
    <style:style style:name="ce12" style:family="table-cell" style:parent-style-name="Default" style:data-style-name="N3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 style:data-style-name="N3">
      <style:table-cell-properties fo:background-color="#8e7cc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Open Sans" style:font-size-complex="12pt" style:font-style-complex="normal" style:font-weight-complex="bold"/>
    </style:style>
    <style:style style:name="ce16" style:family="table-cell" style:parent-style-name="Default" style:data-style-name="N3">
      <style:table-cell-properties fo:background-color="#d9d2e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Open Sans" style:font-size-complex="12pt" style:font-style-complex="normal" style:font-weight-complex="bold"/>
    </style:style>
    <style:style style:name="ce17" style:family="table-cell" style:parent-style-name="Default" style:data-style-name="N3">
      <style:table-cell-properties fo:background-color="#f6b26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Open Sans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3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3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10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3">
      <style:table-cell-properties fo:border-bottom="none" fo:background-color="#64d8c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Open Sans" style:font-size-complex="12pt" style:font-style-complex="normal" style:font-weight-complex="bold"/>
    </style:style>
    <style:style style:name="ce27" style:family="table-cell" style:parent-style-name="Default" style:data-style-name="N10106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0106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29" style:family="table-cell" style:parent-style-name="Default" style:data-style-name="N10106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30" style:family="table-cell" style:parent-style-name="Default" style:data-style-name="N3">
      <style:table-cell-properties fo:border-bottom="none" fo:background-color="#f3f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3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0106">
      <style:table-cell-properties fo:background-color="#64d8c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Open Sans" style:font-size-complex="12pt" style:font-style-complex="normal" style:font-weight-complex="bold"/>
    </style:style>
    <style:style style:name="ce36" style:family="table-cell" style:parent-style-name="Default" style:data-style-name="N128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Open Sans" style:font-size-complex="11pt" style:font-style-complex="normal" style:font-weight-complex="bold"/>
    </style:style>
    <style:style style:name="ce37" style:family="table-cell" style:parent-style-name="Default" style:data-style-name="N10106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38" style:family="table-cell" style:parent-style-name="Default" style:data-style-name="N10106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39" style:family="table-cell" style:parent-style-name="Default" style:data-style-name="N10106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30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41" style:family="table-cell" style:parent-style-name="Default" style:data-style-name="N1010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106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9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pen Sans" fo:font-size="11pt" fo:font-style="italic" fo:text-shadow="none" style:text-underline-style="none" fo:font-weight="normal" style:font-size-asian="11pt" style:font-style-asian="italic" style:font-weight-asian="normal" style:font-name-complex="Open Sans" style:font-size-complex="11pt" style:font-style-complex="italic" style:font-weight-complex="normal"/>
    </style:style>
    <style:style style:name="ce44" style:family="table-cell" style:parent-style-name="Default" style:data-style-name="N1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3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pen Sans" fo:font-size="11pt" fo:font-style="italic" fo:text-shadow="none" style:text-underline-style="none" fo:font-weight="normal" style:font-size-asian="11pt" style:font-style-asian="italic" style:font-weight-asian="normal" style:font-name-complex="Open Sans" style:font-size-complex="11pt" style:font-style-complex="italic" style:font-weight-complex="normal"/>
    </style:style>
    <style:style style:name="ce4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pen Sans" fo:font-size="11pt" fo:font-style="italic" fo:text-shadow="none" style:text-underline-style="none" fo:font-weight="normal" style:font-size-asian="11pt" style:font-style-asian="italic" style:font-weight-asian="normal" style:font-name-complex="Open Sans" style:font-size-complex="11pt" style:font-style-complex="italic" style:font-weight-complex="normal"/>
    </style:style>
    <style:style style:name="ce47" style:family="table-cell" style:parent-style-name="Default" style:data-style-name="N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pen Sans" fo:font-size="11pt" fo:font-style="italic" fo:text-shadow="none" style:text-underline-style="none" fo:font-weight="normal" style:font-size-asian="11pt" style:font-style-asian="italic" style:font-weight-asian="normal" style:font-name-complex="Open Sans" style:font-size-complex="11pt" style:font-style-complex="italic" style:font-weight-complex="normal"/>
    </style:style>
    <style:style style:name="ce48" style:family="table-cell" style:parent-style-name="Default" style:data-style-name="N10106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29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pen Sans" fo:font-size="11pt" fo:font-style="italic" fo:text-shadow="none" style:text-underline-style="none" fo:font-weight="normal" style:font-size-asian="11pt" style:font-style-asian="italic" style:font-weight-asian="normal" style:font-name-complex="Open Sans" style:font-size-complex="11pt" style:font-style-complex="italic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30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Open Sans" style:font-size-complex="12pt" style:font-style-complex="normal" style:font-weight-complex="bold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3">
      <style:table-cell-properties fo:border-bottom="none" fo:background-color="#64d8c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Open Sans" style:font-size-complex="12pt" style:font-style-complex="normal" style:font-weight-complex="bold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3">
      <style:table-cell-properties fo:border-bottom="none" fo:background-color="#8e7cc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Open Sans" style:font-size-complex="12pt" style:font-style-complex="normal" style:font-weight-complex="bold"/>
    </style:style>
    <style:style style:name="ce63" style:family="table-cell" style:parent-style-name="Default" style:data-style-name="N3">
      <style:table-cell-properties fo:border-bottom="none" fo:background-color="#d9d2e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Open Sans" style:font-size-complex="12pt" style:font-style-complex="normal" style:font-weight-complex="bold"/>
    </style:style>
    <style:style style:name="ce64" style:family="table-cell" style:parent-style-name="Default" style:data-style-name="N3">
      <style:table-cell-properties fo:border-bottom="none" fo:background-color="#f6b26b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Open Sans" style:font-size-complex="12pt" style:font-style-complex="normal" style:font-weight-complex="bold"/>
    </style:style>
    <style:style style:name="ce65" style:family="table-cell" style:parent-style-name="Default">
      <style:table-cell-properties fo:background-color="#ff9900" style:diagonal-bl-tr="none" style:diagonal-tl-br="none" style:text-align-source="fix" style:repeat-content="false" fo:wrap-option="no-wrap" fo:border="1.76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666666" style:direction="ltr" fo:border-right="1.76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>
      <style:table-cell-properties fo:background-color="#efefef" style:diagonal-bl-tr="none" style:diagonal-tl-br="none" style:text-align-source="fix" style:repeat-content="false" fo:wrap-option="no-wrap" fo:border="1.76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010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1.76pt solid #666666" fo:background-color="#ff99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666666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>
      <style:table-cell-properties fo:border-bottom="1.76pt solid #666666" fo:background-color="#efefef" style:diagonal-bl-tr="none" style:diagonal-tl-br="none" fo:border-left="none" fo:border-right="none" style:rotation-align="none" fo:border-top="1.76pt solid #666666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1.76pt solid #666666" fo:background-color="#ff99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666666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3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3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31">
      <style:table-cell-properties fo:border-bottom="1.76pt solid #666666" fo:background-color="#efefef" style:diagonal-bl-tr="none" style:diagonal-tl-br="none" fo:border-left="none" fo:border-right="none" style:rotation-align="none" fo:border-top="1.76pt solid #666666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Default">
      <style:table-cell-properties fo:border-bottom="1.76pt solid #666666" fo:background-color="#ff9900" style:diagonal-bl-tr="none" style:diagonal-tl-br="none" style:text-align-source="fix" style:repeat-content="false" fo:wrap-option="wrap" fo:border-left="none" style:direction="ltr" fo:border-right="1.76pt solid #666666" style:rotation-angle="0" style:rotation-align="none" style:shrink-to-fit="false" fo:border-top="1.76pt solid #666666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 style:data-style-name="N131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order-bottom="1.76pt solid #666666" fo:background-color="#efefef" style:diagonal-bl-tr="none" style:diagonal-tl-br="none" fo:border-left="none" fo:border-right="1.76pt solid #666666" style:rotation-align="none" fo:border-top="1.76pt solid #666666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106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010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fo:background-color="#ff99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3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alu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1011" table:default-cell-style-name="Default"/>
        <table:table-row table:style-name="ro1">
          <table:table-cell table:style-name="ce1"/>
          <table:table-cell table:style-name="ce18" office:value-type="string" calcext:value-type="string">
            <text:p>Discount </text:p>
          </table:table-cell>
          <table:table-cell table:style-name="ce18" office:value-type="string" calcext:value-type="string">
            <text:p>Cap</text:p>
          </table:table-cell>
          <table:table-cell table:style-name="ce18" office:value-type="string" calcext:value-type="string">
            <text:p>Raised </text:p>
          </table:table-cell>
          <table:table-cell table:style-name="ce2" office:value-type="string" calcext:value-type="string">
            <text:p>RMSC</text:p>
          </table:table-cell>
          <table:table-cell table:style-name="ce2" office:value-type="string" calcext:value-type="string">
            <text:p>Price RMSC</text:p>
          </table:table-cell>
          <table:table-cell table:style-name="ce2" office:value-type="string" calcext:value-type="string">
            <text:p>Intere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FE</text:p>
          </table:table-cell>
          <table:table-cell table:style-name="ce19" office:value-type="percentage" office:value="0.15" calcext:value-type="percentage">
            <text:p>15%</text:p>
          </table:table-cell>
          <table:table-cell table:style-name="ce20" office:value-type="float" office:value="25000000" calcext:value-type="float">
            <text:p>25M</text:p>
          </table:table-cell>
          <table:table-cell table:style-name="ce34" office:value-type="float" office:value="2500000" calcext:value-type="float">
            <text:p>2.5M</text:p>
          </table:table-cell>
          <table:table-cell table:style-name="ce34" office:value-type="float" office:value="5000000" calcext:value-type="float">
            <text:p>5.0M</text:p>
          </table:table-cell>
          <table:table-cell table:style-name="ce2" office:value-type="float" office:value="0.5" calcext:value-type="float">
            <text:p>0.5</text:p>
          </table:table-cell>
          <table:table-cell table:style-name="ce52" office:value-type="percentage" office:value="0.06" calcext:value-type="percentage">
            <text:p>6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otal shares </text:p>
          </table:table-cell>
          <table:table-cell table:style-name="ce18" table:number-columns-repeated="3"/>
          <table:table-cell table:number-columns-repeated="1020"/>
        </table:table-row>
        <table:table-row table:style-name="ro1">
          <table:table-cell table:style-name="ce3" office:value-type="float" office:value="1000000" calcext:value-type="float">
            <text:p>1M</text:p>
          </table:table-cell>
          <table:table-cell table:style-name="ce18" table:number-columns-repeated="3"/>
          <table:table-cell table:number-columns-repeated="1020"/>
        </table:table-row>
        <table:table-row table:style-name="ro1">
          <table:table-cell table:style-name="ce1"/>
          <table:table-cell table:style-name="ce18" table:number-columns-repeated="3"/>
          <table:table-cell table:number-columns-repeated="7"/>
          <table:table-cell table:style-name="ce56" office:value-type="string" calcext:value-type="string" table:number-columns-spanned="5" table:number-rows-spanned="1">
            <text:p>Years</text:p>
          </table:table-cell>
          <table:covered-table-cell table:number-columns-repeated="4"/>
          <table:table-cell table:number-columns-repeated="1008"/>
        </table:table-row>
        <table:table-row table:style-name="ro1">
          <table:table-cell table:number-columns-repeated="1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08"/>
        </table:table-row>
        <table:table-row table:style-name="ro2" table:number-rows-repeated="9">
          <table:table-cell table:number-columns-repeated="1024"/>
        </table:table-row>
        <table:table-row table:style-name="ro1" table:number-rows-repeated="6">
          <table:table-cell table:style-name="ce1"/>
          <table:table-cell table:style-name="ce18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Valuation</text:p>
          </table:table-cell>
          <table:table-cell table:style-name="ce18" office:value-type="string" calcext:value-type="string">
            <text:p>Caped Valuation</text:p>
          </table:table-cell>
          <table:table-cell table:style-name="ce18" office:value-type="string" calcext:value-type="string">
            <text:p>Share prices </text:p>
          </table:table-cell>
          <table:table-cell table:style-name="ce18" office:value-type="string" calcext:value-type="string">
            <text:p>SAFE Percentage</text:p>
          </table:table-cell>
          <table:table-cell table:style-name="ce2" office:value-type="string" calcext:value-type="string">
            <text:p>SAFE Share Prices</text:p>
          </table:table-cell>
          <table:table-cell table:style-name="ce2" office:value-type="string" calcext:value-type="string">
            <text:p>Buy Back gain</text:p>
          </table:table-cell>
          <table:table-cell table:style-name="ce2" office:value-type="string" calcext:value-type="string">
            <text:p>Converted Safe Shares Value</text:p>
          </table:table-cell>
          <table:table-cell table:style-name="ce2" office:value-type="string" calcext:value-type="string">
            <text:p>RMSC PRICES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RMSC BUY BACK</text:p>
          </table:table-cell>
          <table:table-cell table:style-name="ce2" office:value-type="string" calcext:value-type="string">
            <text:p>Money to pay</text:p>
          </table:table-cell>
          <table:table-cell table:number-columns-repeated="1013"/>
        </table:table-row>
        <table:table-row table:style-name="ro1">
          <table:table-cell table:style-name="ce4" office:value-type="float" office:value="10000000" calcext:value-type="float">
            <text:p>10M</text:p>
          </table:table-cell>
          <table:table-cell table:style-name="ce20" table:formula="of:=MIN([.A23];[.$C$2])" office:value-type="float" office:value="10000000" calcext:value-type="float">
            <text:p>10M</text:p>
          </table:table-cell>
          <table:table-cell table:style-name="ce18" table:formula="of:=[.A23]/[.$A$4]" office:value-type="float" office:value="10" calcext:value-type="float">
            <text:p>10</text:p>
          </table:table-cell>
          <table:table-cell table:style-name="ce19" table:formula="of:=[.$D$2]/[.B23]" office:value-type="percentage" office:value="0.25" calcext:value-type="percentage">
            <text:p>25%</text:p>
          </table:table-cell>
          <table:table-cell table:style-name="ce2" table:formula="of:=MIN([.C23]*(1-[.$B$2]);[.B23]/[.$A$4])" office:value-type="float" office:value="8.5" calcext:value-type="float">
            <text:p>8.5</text:p>
          </table:table-cell>
          <table:table-cell table:style-name="ce51" table:formula="of:=[.C23]-[.E23]" office:value-type="float" office:value="1.5" calcext:value-type="float">
            <text:p>1.5</text:p>
          </table:table-cell>
          <table:table-cell table:style-name="ce34" table:formula="of:=[.$D$2]/[.E23]*[.C23]" office:value-type="float" office:value="2941176.47058824" calcext:value-type="float">
            <text:p>2.9M</text:p>
          </table:table-cell>
          <table:table-cell table:style-name="ce53" table:formula="of:=[.G23]/[.$E$2]" office:value-type="float" office:value="0.588235294117647" calcext:value-type="float">
            <text:p>0.59</text:p>
          </table:table-cell>
          <table:table-cell table:style-name="ce54" table:formula="of:=[.F23]/[.C23]" office:value-type="percentage" office:value="0.15" calcext:value-type="percentage">
            <text:p>15.00%</text:p>
          </table:table-cell>
          <table:table-cell table:style-name="ce51" table:formula="of:=(1+[.I23])*[.$F$2]" office:value-type="float" office:value="0.575" calcext:value-type="float">
            <text:p>0.575</text:p>
          </table:table-cell>
          <table:table-cell table:style-name="ce34" table:formula="of:=[.J23]*[.$E$2]" office:value-type="float" office:value="2875000" calcext:value-type="float">
            <text:p>2.9M</text:p>
          </table:table-cell>
          <table:table-cell table:number-columns-repeated="1013"/>
        </table:table-row>
        <table:table-row table:style-name="ro1">
          <table:table-cell table:style-name="ce4" office:value-type="float" office:value="15000000" calcext:value-type="float">
            <text:p>15M</text:p>
          </table:table-cell>
          <table:table-cell table:style-name="ce20" table:formula="of:=MIN([.A24];[.$C$2])" office:value-type="float" office:value="15000000" calcext:value-type="float">
            <text:p>15M</text:p>
          </table:table-cell>
          <table:table-cell table:style-name="ce18" table:formula="of:=[.A24]/[.$A$4]" office:value-type="float" office:value="15" calcext:value-type="float">
            <text:p>15</text:p>
          </table:table-cell>
          <table:table-cell table:style-name="ce19" table:formula="of:=[.$D$2]/[.B24]" office:value-type="percentage" office:value="0.166666666666667" calcext:value-type="percentage">
            <text:p>17%</text:p>
          </table:table-cell>
          <table:table-cell table:style-name="ce2" table:formula="of:=MIN([.C24]*(1-[.$B$2]);[.B24]/[.$A$4])" office:value-type="float" office:value="12.75" calcext:value-type="float">
            <text:p>12.75</text:p>
          </table:table-cell>
          <table:table-cell table:style-name="ce51" table:formula="of:=[.C24]-[.E24]" office:value-type="float" office:value="2.25" calcext:value-type="float">
            <text:p>2.25</text:p>
          </table:table-cell>
          <table:table-cell table:style-name="ce34" table:formula="of:=[.$D$2]/[.E24]*[.C24]" office:value-type="float" office:value="2941176.47058823" calcext:value-type="float">
            <text:p>2.9M</text:p>
          </table:table-cell>
          <table:table-cell table:style-name="ce53" table:formula="of:=[.G24]/[.$E$2]" office:value-type="float" office:value="0.588235294117647" calcext:value-type="float">
            <text:p>0.59</text:p>
          </table:table-cell>
          <table:table-cell table:style-name="ce54" table:formula="of:=[.F24]/[.C24]" office:value-type="percentage" office:value="0.15" calcext:value-type="percentage">
            <text:p>15.00%</text:p>
          </table:table-cell>
          <table:table-cell table:style-name="ce51" table:formula="of:=(1+[.I24])*[.$F$2]" office:value-type="float" office:value="0.575" calcext:value-type="float">
            <text:p>0.575</text:p>
          </table:table-cell>
          <table:table-cell table:style-name="ce34" table:formula="of:=[.J24]*[.$E$2]" office:value-type="float" office:value="2875000" calcext:value-type="float">
            <text:p>2.9M</text:p>
          </table:table-cell>
          <table:table-cell table:number-columns-repeated="1013"/>
        </table:table-row>
        <table:table-row table:style-name="ro1">
          <table:table-cell table:style-name="ce4" office:value-type="float" office:value="20000000" calcext:value-type="float">
            <text:p>20M</text:p>
          </table:table-cell>
          <table:table-cell table:style-name="ce20" table:formula="of:=MIN([.A25];[.$C$2])" office:value-type="float" office:value="20000000" calcext:value-type="float">
            <text:p>20M</text:p>
          </table:table-cell>
          <table:table-cell table:style-name="ce18" table:formula="of:=[.A25]/[.$A$4]" office:value-type="float" office:value="20" calcext:value-type="float">
            <text:p>20</text:p>
          </table:table-cell>
          <table:table-cell table:style-name="ce19" table:formula="of:=[.$D$2]/[.B25]" office:value-type="percentage" office:value="0.125" calcext:value-type="percentage">
            <text:p>13%</text:p>
          </table:table-cell>
          <table:table-cell table:style-name="ce2" table:formula="of:=MIN([.C25]*(1-[.$B$2]);[.B25]/[.$A$4])" office:value-type="float" office:value="17" calcext:value-type="float">
            <text:p>17</text:p>
          </table:table-cell>
          <table:table-cell table:style-name="ce51" table:formula="of:=[.C25]-[.E25]" office:value-type="float" office:value="3" calcext:value-type="float">
            <text:p>3</text:p>
          </table:table-cell>
          <table:table-cell table:style-name="ce34" table:formula="of:=[.$D$2]/[.E25]*[.C25]" office:value-type="float" office:value="2941176.47058824" calcext:value-type="float">
            <text:p>2.9M</text:p>
          </table:table-cell>
          <table:table-cell table:style-name="ce53" table:formula="of:=[.G25]/[.$E$2]" office:value-type="float" office:value="0.588235294117647" calcext:value-type="float">
            <text:p>0.59</text:p>
          </table:table-cell>
          <table:table-cell table:style-name="ce54" table:formula="of:=[.F25]/[.C25]" office:value-type="percentage" office:value="0.15" calcext:value-type="percentage">
            <text:p>15.00%</text:p>
          </table:table-cell>
          <table:table-cell table:style-name="ce51" table:formula="of:=(1+[.I25])*[.$F$2]" office:value-type="float" office:value="0.575" calcext:value-type="float">
            <text:p>0.575</text:p>
          </table:table-cell>
          <table:table-cell table:style-name="ce34" table:formula="of:=[.J25]*[.$E$2]" office:value-type="float" office:value="2875000" calcext:value-type="float">
            <text:p>2.9M</text:p>
          </table:table-cell>
          <table:table-cell table:number-columns-repeated="1013"/>
        </table:table-row>
        <table:table-row table:style-name="ro1">
          <table:table-cell table:style-name="ce4" office:value-type="float" office:value="40000000" calcext:value-type="float">
            <text:p>40M</text:p>
          </table:table-cell>
          <table:table-cell table:style-name="ce20" table:formula="of:=MIN([.A26];[.$C$2])" office:value-type="float" office:value="25000000" calcext:value-type="float">
            <text:p>25M</text:p>
          </table:table-cell>
          <table:table-cell table:style-name="ce18" table:formula="of:=[.A26]/[.$A$4]" office:value-type="float" office:value="40" calcext:value-type="float">
            <text:p>40</text:p>
          </table:table-cell>
          <table:table-cell table:style-name="ce19" table:formula="of:=[.$D$2]/[.B26]" office:value-type="percentage" office:value="0.1" calcext:value-type="percentage">
            <text:p>10%</text:p>
          </table:table-cell>
          <table:table-cell table:style-name="ce2" table:formula="of:=MIN([.C26]*(1-[.$B$2]);[.B26]/[.$A$4])" office:value-type="float" office:value="25" calcext:value-type="float">
            <text:p>25</text:p>
          </table:table-cell>
          <table:table-cell table:style-name="ce51" table:formula="of:=[.C26]-[.E26]" office:value-type="float" office:value="15" calcext:value-type="float">
            <text:p>15</text:p>
          </table:table-cell>
          <table:table-cell table:style-name="ce34" table:formula="of:=[.$D$2]/[.E26]*[.C26]" office:value-type="float" office:value="4000000" calcext:value-type="float">
            <text:p>4.0M</text:p>
          </table:table-cell>
          <table:table-cell table:style-name="ce53" table:formula="of:=[.G26]/[.$E$2]" office:value-type="float" office:value="0.8" calcext:value-type="float">
            <text:p>0.80</text:p>
          </table:table-cell>
          <table:table-cell table:style-name="ce54" table:formula="of:=[.F26]/[.C26]" office:value-type="percentage" office:value="0.375" calcext:value-type="percentage">
            <text:p>37.50%</text:p>
          </table:table-cell>
          <table:table-cell table:style-name="ce51" table:formula="of:=(1+[.I26])*[.$F$2]" office:value-type="float" office:value="0.6875" calcext:value-type="float">
            <text:p>0.6875</text:p>
          </table:table-cell>
          <table:table-cell table:style-name="ce34" table:formula="of:=[.J26]*[.$E$2]" office:value-type="float" office:value="3437500" calcext:value-type="float">
            <text:p>3.4M</text:p>
          </table:table-cell>
          <table:table-cell table:number-columns-repeated="1013"/>
        </table:table-row>
        <table:table-row table:style-name="ro1">
          <table:table-cell table:style-name="ce4" office:value-type="float" office:value="80000000" calcext:value-type="float">
            <text:p>80M</text:p>
          </table:table-cell>
          <table:table-cell table:style-name="ce20" table:formula="of:=MIN([.A27];[.$C$2])" office:value-type="float" office:value="25000000" calcext:value-type="float">
            <text:p>25M</text:p>
          </table:table-cell>
          <table:table-cell table:style-name="ce18" table:formula="of:=[.A27]/[.$A$4]" office:value-type="float" office:value="80" calcext:value-type="float">
            <text:p>80</text:p>
          </table:table-cell>
          <table:table-cell table:style-name="ce19" table:formula="of:=[.$D$2]/[.B27]" office:value-type="percentage" office:value="0.1" calcext:value-type="percentage">
            <text:p>10%</text:p>
          </table:table-cell>
          <table:table-cell table:style-name="ce2" table:formula="of:=MIN([.C27]*(1-[.$B$2]);[.B27]/[.$A$4])" office:value-type="float" office:value="25" calcext:value-type="float">
            <text:p>25</text:p>
          </table:table-cell>
          <table:table-cell table:style-name="ce51" table:formula="of:=[.C27]-[.E27]" office:value-type="float" office:value="55" calcext:value-type="float">
            <text:p>55</text:p>
          </table:table-cell>
          <table:table-cell table:style-name="ce34" table:formula="of:=[.$D$2]/[.E27]*[.C27]" office:value-type="float" office:value="8000000" calcext:value-type="float">
            <text:p>8.0M</text:p>
          </table:table-cell>
          <table:table-cell table:style-name="ce53" table:formula="of:=[.G27]/[.$E$2]" office:value-type="float" office:value="1.6" calcext:value-type="float">
            <text:p>1.60</text:p>
          </table:table-cell>
          <table:table-cell table:style-name="ce54" table:formula="of:=[.F27]/[.C27]" office:value-type="percentage" office:value="0.6875" calcext:value-type="percentage">
            <text:p>68.75%</text:p>
          </table:table-cell>
          <table:table-cell table:style-name="ce51" table:formula="of:=(1+[.I27])*[.$F$2]" office:value-type="float" office:value="0.84375" calcext:value-type="float">
            <text:p>0.84375</text:p>
          </table:table-cell>
          <table:table-cell table:style-name="ce34" table:formula="of:=[.J27]*[.$E$2]" office:value-type="float" office:value="4218750" calcext:value-type="float">
            <text:p>4.2M</text:p>
          </table:table-cell>
          <table:table-cell table:number-columns-repeated="1013"/>
        </table:table-row>
        <table:table-row table:style-name="ro1">
          <table:table-cell table:style-name="ce4" office:value-type="float" office:value="100000000" calcext:value-type="float">
            <text:p>100M</text:p>
          </table:table-cell>
          <table:table-cell table:style-name="ce20" table:formula="of:=MIN([.A28];[.$C$2])" office:value-type="float" office:value="25000000" calcext:value-type="float">
            <text:p>25M</text:p>
          </table:table-cell>
          <table:table-cell table:style-name="ce18" table:formula="of:=[.A28]/[.$A$4]" office:value-type="float" office:value="100" calcext:value-type="float">
            <text:p>100</text:p>
          </table:table-cell>
          <table:table-cell table:style-name="ce19" table:formula="of:=[.$D$2]/[.B28]" office:value-type="percentage" office:value="0.1" calcext:value-type="percentage">
            <text:p>10%</text:p>
          </table:table-cell>
          <table:table-cell table:style-name="ce2" table:formula="of:=MIN([.C28]*(1-[.$B$2]);[.B28]/[.$A$4])" office:value-type="float" office:value="25" calcext:value-type="float">
            <text:p>25</text:p>
          </table:table-cell>
          <table:table-cell table:style-name="ce51" table:formula="of:=[.C28]-[.E28]" office:value-type="float" office:value="75" calcext:value-type="float">
            <text:p>75</text:p>
          </table:table-cell>
          <table:table-cell table:style-name="ce34" table:formula="of:=[.$D$2]/[.E28]*[.C28]" office:value-type="float" office:value="10000000" calcext:value-type="float">
            <text:p>10.0M</text:p>
          </table:table-cell>
          <table:table-cell table:style-name="ce53" table:formula="of:=[.G28]/[.$E$2]" office:value-type="float" office:value="2" calcext:value-type="float">
            <text:p>2.00</text:p>
          </table:table-cell>
          <table:table-cell table:style-name="ce54" table:formula="of:=[.F28]/[.C28]" office:value-type="percentage" office:value="0.75" calcext:value-type="percentage">
            <text:p>75.00%</text:p>
          </table:table-cell>
          <table:table-cell table:style-name="ce51" table:formula="of:=(1+[.I28])*[.$F$2]" office:value-type="float" office:value="0.875" calcext:value-type="float">
            <text:p>0.875</text:p>
          </table:table-cell>
          <table:table-cell table:style-name="ce34" table:formula="of:=[.J28]*[.$E$2]" office:value-type="float" office:value="4375000" calcext:value-type="float">
            <text:p>4.4M</text:p>
          </table:table-cell>
          <table:table-cell table:number-columns-repeated="1013"/>
        </table:table-row>
        <table:table-row table:style-name="ro1">
          <table:table-cell table:style-name="ce4" office:value-type="float" office:value="200000000" calcext:value-type="float">
            <text:p>200M</text:p>
          </table:table-cell>
          <table:table-cell table:style-name="ce20" table:formula="of:=MIN([.A29];[.$C$2])" office:value-type="float" office:value="25000000" calcext:value-type="float">
            <text:p>25M</text:p>
          </table:table-cell>
          <table:table-cell table:style-name="ce18" table:formula="of:=[.A29]/[.$A$4]" office:value-type="float" office:value="200" calcext:value-type="float">
            <text:p>200</text:p>
          </table:table-cell>
          <table:table-cell table:style-name="ce19" table:formula="of:=[.$D$2]/[.B29]" office:value-type="percentage" office:value="0.1" calcext:value-type="percentage">
            <text:p>10%</text:p>
          </table:table-cell>
          <table:table-cell table:style-name="ce2" table:formula="of:=MIN([.C29]*(1-[.$B$2]);[.B29]/[.$A$4])" office:value-type="float" office:value="25" calcext:value-type="float">
            <text:p>25</text:p>
          </table:table-cell>
          <table:table-cell table:style-name="ce51" table:formula="of:=[.C29]-[.E29]" office:value-type="float" office:value="175" calcext:value-type="float">
            <text:p>175</text:p>
          </table:table-cell>
          <table:table-cell table:style-name="ce34" table:formula="of:=[.$D$2]/[.E29]*[.C29]" office:value-type="float" office:value="20000000" calcext:value-type="float">
            <text:p>20.0M</text:p>
          </table:table-cell>
          <table:table-cell table:style-name="ce53" table:formula="of:=[.G29]/[.$E$2]" office:value-type="float" office:value="4" calcext:value-type="float">
            <text:p>4.00</text:p>
          </table:table-cell>
          <table:table-cell table:style-name="ce54" table:formula="of:=[.F29]/[.C29]" office:value-type="percentage" office:value="0.875" calcext:value-type="percentage">
            <text:p>87.50%</text:p>
          </table:table-cell>
          <table:table-cell table:style-name="ce51" table:formula="of:=(1+[.I29])*[.$F$2]" office:value-type="float" office:value="0.9375" calcext:value-type="float">
            <text:p>0.9375</text:p>
          </table:table-cell>
          <table:table-cell table:style-name="ce34" table:formula="of:=[.J29]*[.$E$2]" office:value-type="float" office:value="4687500" calcext:value-type="float">
            <text:p>4.7M</text:p>
          </table:table-cell>
          <table:table-cell table:number-columns-repeated="1013"/>
        </table:table-row>
        <table:table-row table:style-name="ro1">
          <table:table-cell table:style-name="ce4" office:value-type="float" office:value="500000000" calcext:value-type="float">
            <text:p>500M</text:p>
          </table:table-cell>
          <table:table-cell table:style-name="ce20" table:formula="of:=MIN([.A30];[.$C$2])" office:value-type="float" office:value="25000000" calcext:value-type="float">
            <text:p>25M</text:p>
          </table:table-cell>
          <table:table-cell table:style-name="ce18" table:formula="of:=[.A30]/[.$A$4]" office:value-type="float" office:value="500" calcext:value-type="float">
            <text:p>500</text:p>
          </table:table-cell>
          <table:table-cell table:style-name="ce19" table:formula="of:=[.$D$2]/[.B30]" office:value-type="percentage" office:value="0.1" calcext:value-type="percentage">
            <text:p>10%</text:p>
          </table:table-cell>
          <table:table-cell table:style-name="ce2" table:formula="of:=MIN([.C30]*(1-[.$B$2]);[.B30]/[.$A$4])" office:value-type="float" office:value="25" calcext:value-type="float">
            <text:p>25</text:p>
          </table:table-cell>
          <table:table-cell table:style-name="ce51" table:formula="of:=[.C30]-[.E30]" office:value-type="float" office:value="475" calcext:value-type="float">
            <text:p>475</text:p>
          </table:table-cell>
          <table:table-cell table:style-name="ce34" table:formula="of:=[.$D$2]/[.E30]*[.C30]" office:value-type="float" office:value="50000000" calcext:value-type="float">
            <text:p>50.0M</text:p>
          </table:table-cell>
          <table:table-cell table:style-name="ce53" table:formula="of:=[.G30]/[.$E$2]" office:value-type="float" office:value="10" calcext:value-type="float">
            <text:p>10.00</text:p>
          </table:table-cell>
          <table:table-cell table:style-name="ce54" table:formula="of:=[.F30]/[.C30]" office:value-type="percentage" office:value="0.95" calcext:value-type="percentage">
            <text:p>95.00%</text:p>
          </table:table-cell>
          <table:table-cell table:style-name="ce51" table:formula="of:=(1+[.I30])*[.$F$2]" office:value-type="float" office:value="0.975" calcext:value-type="float">
            <text:p>0.975</text:p>
          </table:table-cell>
          <table:table-cell table:style-name="ce34" table:formula="of:=[.J30]*[.$E$2]" office:value-type="float" office:value="4875000" calcext:value-type="float">
            <text:p>4.9M</text:p>
          </table:table-cell>
          <table:table-cell table:number-columns-repeated="1013"/>
        </table:table-row>
        <table:table-row table:style-name="ro1">
          <table:table-cell table:style-name="ce4" office:value-type="float" office:value="1000000000" calcext:value-type="float">
            <text:p>1,000M</text:p>
          </table:table-cell>
          <table:table-cell table:style-name="ce20" table:formula="of:=MIN([.A31];[.$C$2])" office:value-type="float" office:value="25000000" calcext:value-type="float">
            <text:p>25M</text:p>
          </table:table-cell>
          <table:table-cell table:style-name="ce18" table:formula="of:=[.A31]/[.$A$4]" office:value-type="float" office:value="1000" calcext:value-type="float">
            <text:p>1000</text:p>
          </table:table-cell>
          <table:table-cell table:style-name="ce19" table:formula="of:=[.$D$2]/[.B31]" office:value-type="percentage" office:value="0.1" calcext:value-type="percentage">
            <text:p>10%</text:p>
          </table:table-cell>
          <table:table-cell table:style-name="ce2" table:formula="of:=MIN([.C31]*(1-[.$B$2]);[.B31]/[.$A$4])" office:value-type="float" office:value="25" calcext:value-type="float">
            <text:p>25</text:p>
          </table:table-cell>
          <table:table-cell table:style-name="ce51" table:formula="of:=[.C31]-[.E31]" office:value-type="float" office:value="975" calcext:value-type="float">
            <text:p>975</text:p>
          </table:table-cell>
          <table:table-cell table:style-name="ce34" table:formula="of:=[.$D$2]/[.E31]*[.C31]" office:value-type="float" office:value="100000000" calcext:value-type="float">
            <text:p>100.0M</text:p>
          </table:table-cell>
          <table:table-cell table:style-name="ce53" table:formula="of:=[.G31]/[.$E$2]" office:value-type="float" office:value="20" calcext:value-type="float">
            <text:p>20.00</text:p>
          </table:table-cell>
          <table:table-cell table:style-name="ce54" table:formula="of:=[.F31]/[.C31]" office:value-type="percentage" office:value="0.975" calcext:value-type="percentage">
            <text:p>97.50%</text:p>
          </table:table-cell>
          <table:table-cell table:style-name="ce51" table:formula="of:=(1+[.I31])*[.$F$2]" office:value-type="float" office:value="0.9875" calcext:value-type="float">
            <text:p>0.9875</text:p>
          </table:table-cell>
          <table:table-cell table:style-name="ce34" table:formula="of:=[.J31]*[.$E$2]" office:value-type="float" office:value="4937500" calcext:value-type="float">
            <text:p>4.9M</text:p>
          </table:table-cell>
          <table:table-cell table:number-columns-repeated="1013"/>
        </table:table-row>
        <table:table-row table:style-name="ro1" table:number-rows-repeated="4">
          <table:table-cell table:style-name="ce1"/>
          <table:table-cell table:style-name="ce18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Valuation</text:p>
          </table:table-cell>
          <table:table-cell table:style-name="ce18" office:value-type="string" calcext:value-type="string">
            <text:p>RMSC PRICES</text:p>
          </table:table-cell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4" office:value-type="float" office:value="10000000" calcext:value-type="float">
            <text:p>10M</text:p>
          </table:table-cell>
          <table:table-cell table:style-name="ce21" office:value-type="float" office:value="0.588235294117647" calcext:value-type="float">
            <text:p>0.59</text:p>
          </table:table-cell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4" office:value-type="float" office:value="15000000" calcext:value-type="float">
            <text:p>15M</text:p>
          </table:table-cell>
          <table:table-cell table:style-name="ce21" office:value-type="float" office:value="0.588235294117647" calcext:value-type="float">
            <text:p>0.59</text:p>
          </table:table-cell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4" office:value-type="float" office:value="20000000" calcext:value-type="float">
            <text:p>20M</text:p>
          </table:table-cell>
          <table:table-cell table:style-name="ce21" office:value-type="float" office:value="0.588235294117647" calcext:value-type="float">
            <text:p>0.59</text:p>
          </table:table-cell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4" office:value-type="float" office:value="40000000" calcext:value-type="float">
            <text:p>40M</text:p>
          </table:table-cell>
          <table:table-cell table:style-name="ce21" office:value-type="float" office:value="0.8" calcext:value-type="float">
            <text:p>0.80</text:p>
          </table:table-cell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4" office:value-type="float" office:value="80000000" calcext:value-type="float">
            <text:p>80M</text:p>
          </table:table-cell>
          <table:table-cell table:style-name="ce21" office:value-type="float" office:value="1.6" calcext:value-type="float">
            <text:p>1.60</text:p>
          </table:table-cell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4" office:value-type="float" office:value="100000000" calcext:value-type="float">
            <text:p>100M</text:p>
          </table:table-cell>
          <table:table-cell table:style-name="ce21" office:value-type="float" office:value="2" calcext:value-type="float">
            <text:p>2.00</text:p>
          </table:table-cell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4" office:value-type="float" office:value="200000000" calcext:value-type="float">
            <text:p>200M</text:p>
          </table:table-cell>
          <table:table-cell table:style-name="ce21" office:value-type="float" office:value="4" calcext:value-type="float">
            <text:p>4.00</text:p>
          </table:table-cell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4" office:value-type="float" office:value="500000000" calcext:value-type="float">
            <text:p>500M</text:p>
          </table:table-cell>
          <table:table-cell table:style-name="ce21" office:value-type="float" office:value="10" calcext:value-type="float">
            <text:p>10.00</text:p>
          </table:table-cell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4" office:value-type="float" office:value="1000000000" calcext:value-type="float">
            <text:p>1,000M</text:p>
          </table:table-cell>
          <table:table-cell table:style-name="ce21" office:value-type="float" office:value="20" calcext:value-type="float">
            <text:p>20.00</text:p>
          </table:table-cell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18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10" table:number-rows-spanned="2">
            <text:p>BASE SIMULATION</text:p>
          </table:table-cell>
          <table:covered-table-cell table:number-columns-repeated="9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1">
          <table:table-cell table:style-name="ce1" office:value-type="string" calcext:value-type="string">
            <text:p>Year</text:p>
          </table:table-cell>
          <table:table-cell table:style-name="ce18" table:number-columns-repeated="2"/>
          <table:table-cell table:style-name="ce18" office:value-type="float" office:value="2026" calcext:value-type="float">
            <text:p>2026</text:p>
          </table:table-cell>
          <table:table-cell table:style-name="ce2" office:value-type="float" office:value="2027" calcext:value-type="float">
            <text:p>2027</text:p>
          </table:table-cell>
          <table:table-cell table:style-name="ce2" office:value-type="float" office:value="2028" calcext:value-type="float">
            <text:p>2028</text:p>
          </table:table-cell>
          <table:table-cell table:style-name="ce18" office:value-type="float" office:value="2029" calcext:value-type="float">
            <text:p>2029</text:p>
          </table:table-cell>
          <table:table-cell table:style-name="ce2" office:value-type="float" office:value="2030" calcext:value-type="float">
            <text:p>2030</text:p>
          </table:table-cell>
          <table:table-cell table:style-name="ce2" office:value-type="float" office:value="2031" calcext:value-type="float">
            <text:p>2031</text:p>
          </table:table-cell>
          <table:table-cell table:style-name="ce18" office:value-type="float" office:value="2032" calcext:value-type="float">
            <text:p>2032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 table:number-columns-spanned="2" table:number-rows-spanned="1">
            <text:p>Revenues</text:p>
          </table:table-cell>
          <table:covered-table-cell table:style-name="ce22"/>
          <table:table-cell table:style-name="ce26" office:value-type="string" calcext:value-type="string">
            <text:p>EUR</text:p>
          </table:table-cell>
          <table:table-cell table:style-name="ce35" office:value-type="float" office:value="741173" calcext:value-type="float">
            <text:p>741,173 </text:p>
          </table:table-cell>
          <table:table-cell table:style-name="ce35" office:value-type="float" office:value="1870436" calcext:value-type="float">
            <text:p>1,870,436 </text:p>
          </table:table-cell>
          <table:table-cell table:style-name="ce35" office:value-type="float" office:value="2825513" calcext:value-type="float">
            <text:p>2,825,513 </text:p>
          </table:table-cell>
          <table:table-cell table:style-name="ce35" office:value-type="float" office:value="3774639" calcext:value-type="float">
            <text:p>3,774,639 </text:p>
          </table:table-cell>
          <table:table-cell table:style-name="ce35" office:value-type="float" office:value="5298227" calcext:value-type="float">
            <text:p>5,298,227 </text:p>
          </table:table-cell>
          <table:table-cell table:style-name="ce35" office:value-type="float" office:value="8087980" calcext:value-type="float">
            <text:p>8,087,980 </text:p>
          </table:table-cell>
          <table:table-cell table:style-name="ce35" office:value-type="float" office:value="13573855" calcext:value-type="float">
            <text:p>13,573,855 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Discounted Cash Flow Valuation</text:p>
          </table:table-cell>
          <table:table-cell table:style-name="ce23"/>
          <table:table-cell table:style-name="ce27"/>
          <table:table-cell table:style-name="ce36" office:value-type="string" calcext:value-type="string">
            <text:p>Year 1 Valuation</text:p>
          </table:table-cell>
          <table:table-cell table:style-name="ce42"/>
          <table:table-cell table:style-name="ce42" office:value-type="string" calcext:value-type="string">
            <text:p>Year 1</text:p>
          </table:table-cell>
          <table:table-cell table:style-name="ce42" office:value-type="string" calcext:value-type="string">
            <text:p>Year 2</text:p>
          </table:table-cell>
          <table:table-cell table:style-name="ce42" office:value-type="string" calcext:value-type="string">
            <text:p>Year 3</text:p>
          </table:table-cell>
          <table:table-cell table:style-name="ce42" office:value-type="string" calcext:value-type="string">
            <text:p>Year 4</text:p>
          </table:table-cell>
          <table:table-cell table:style-name="ce36" office:value-type="string" calcext:value-type="string">
            <text:p>Terminal Value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PV of Terminal Value</text:p>
          </table:table-cell>
          <table:table-cell table:style-name="ce12"/>
          <table:table-cell table:style-name="ce28" office:value-type="string" calcext:value-type="string">
            <text:p>USD</text:p>
          </table:table-cell>
          <table:table-cell table:style-name="ce37"/>
          <table:table-cell table:style-name="ce43"/>
          <table:table-cell table:style-name="ce39" table:number-columns-repeated="5"/>
          <table:table-cell table:number-columns-repeated="1014"/>
        </table:table-row>
        <table:table-row table:style-name="ro1">
          <table:table-cell table:style-name="ce9" office:value-type="string" calcext:value-type="string">
            <text:p>PV of Forecast Period</text:p>
          </table:table-cell>
          <table:table-cell table:style-name="ce24"/>
          <table:table-cell table:style-name="ce29" office:value-type="string" calcext:value-type="string">
            <text:p>USD</text:p>
          </table:table-cell>
          <table:table-cell table:style-name="ce38"/>
          <table:table-cell table:style-name="ce44"/>
          <table:table-cell table:style-name="ce48" table:number-columns-repeated="5"/>
          <table:table-cell table:number-columns-repeated="1014"/>
        </table:table-row>
        <table:table-row table:style-name="ro1">
          <table:table-cell table:style-name="ce10" office:value-type="string" calcext:value-type="string">
            <text:p>Enterprise Value</text:p>
          </table:table-cell>
          <table:table-cell table:style-name="ce12"/>
          <table:table-cell table:style-name="ce28" office:value-type="string" calcext:value-type="string">
            <text:p>USD</text:p>
          </table:table-cell>
          <table:table-cell table:style-name="ce37"/>
          <table:table-cell table:style-name="ce45" office:value-type="float" office:value="-997198" calcext:value-type="float">
            <text:p>-997,198</text:p>
          </table:table-cell>
          <table:table-cell table:style-name="ce37" office:value-type="float" office:value="633384" calcext:value-type="float">
            <text:p>633,384 </text:p>
          </table:table-cell>
          <table:table-cell table:style-name="ce37" office:value-type="float" office:value="2028136" calcext:value-type="float">
            <text:p>2,028,136 </text:p>
          </table:table-cell>
          <table:table-cell table:style-name="ce37" office:value-type="float" office:value="4775192" calcext:value-type="float">
            <text:p>4,775,192 </text:p>
          </table:table-cell>
          <table:table-cell table:style-name="ce37" office:value-type="float" office:value="10373505" calcext:value-type="float">
            <text:p>10,373,505 </text:p>
          </table:table-cell>
          <table:table-cell table:style-name="ce37" office:value-type="float" office:value="22693288" calcext:value-type="float">
            <text:p>22,693,288 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Financial Debt</text:p>
          </table:table-cell>
          <table:table-cell table:style-name="ce24"/>
          <table:table-cell table:style-name="ce29" office:value-type="string" calcext:value-type="string">
            <text:p>USD</text:p>
          </table:table-cell>
          <table:table-cell table:style-name="ce38"/>
          <table:table-cell table:style-name="ce46" office:value-type="float" office:value="0" calcext:value-type="float">
            <text:p>0</text:p>
          </table:table-cell>
          <table:table-cell table:number-columns-repeated="5" table:style-name="ce38" office:value-type="float" office:value="0" calcext:value-type="float">
            <text:p>0 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Cash</text:p>
          </table:table-cell>
          <table:table-cell table:style-name="ce12"/>
          <table:table-cell table:style-name="ce28" office:value-type="string" calcext:value-type="string">
            <text:p>USD</text:p>
          </table:table-cell>
          <table:table-cell table:style-name="ce37"/>
          <table:table-cell table:style-name="ce45" office:value-type="float" office:value="1712238" calcext:value-type="float">
            <text:p>1,712,238</text:p>
          </table:table-cell>
          <table:table-cell table:style-name="ce37" office:value-type="float" office:value="1851119" calcext:value-type="float">
            <text:p>1,851,119 </text:p>
          </table:table-cell>
          <table:table-cell table:style-name="ce37" office:value-type="float" office:value="2213014" calcext:value-type="float">
            <text:p>2,213,014 </text:p>
          </table:table-cell>
          <table:table-cell table:style-name="ce37" office:value-type="float" office:value="3032027" calcext:value-type="float">
            <text:p>3,032,027 </text:p>
          </table:table-cell>
          <table:table-cell table:style-name="ce37" office:value-type="float" office:value="4796615" calcext:value-type="float">
            <text:p>4,796,615 </text:p>
          </table:table-cell>
          <table:table-cell table:style-name="ce37" office:value-type="float" office:value="8639721" calcext:value-type="float">
            <text:p>8,639,721 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Equity Value</text:p>
          </table:table-cell>
          <table:table-cell table:style-name="ce24"/>
          <table:table-cell table:style-name="ce29" office:value-type="string" calcext:value-type="string">
            <text:p>USD</text:p>
          </table:table-cell>
          <table:table-cell table:style-name="ce38"/>
          <table:table-cell table:style-name="ce47" office:value-type="float" office:value="715040" calcext:value-type="float">
            <text:p>715,040</text:p>
          </table:table-cell>
          <table:table-cell table:style-name="ce38" office:value-type="float" office:value="2484503" calcext:value-type="float">
            <text:p>2,484,503 </text:p>
          </table:table-cell>
          <table:table-cell table:style-name="ce38" office:value-type="float" office:value="4241150" calcext:value-type="float">
            <text:p>4,241,150 </text:p>
          </table:table-cell>
          <table:table-cell table:style-name="ce38" office:value-type="float" office:value="7807219" calcext:value-type="float">
            <text:p>7,807,219 </text:p>
          </table:table-cell>
          <table:table-cell table:style-name="ce38" office:value-type="float" office:value="15170120" calcext:value-type="float">
            <text:p>15,170,120 </text:p>
          </table:table-cell>
          <table:table-cell table:style-name="ce38" office:value-type="float" office:value="31333010" calcext:value-type="float">
            <text:p>31,333,010 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Implied Multiple</text:p>
          </table:table-cell>
          <table:table-cell table:style-name="ce12"/>
          <table:table-cell table:style-name="ce30"/>
          <table:table-cell table:style-name="ce39" table:number-columns-repeated="6"/>
          <table:table-cell table:style-name="ce39" office:value-type="string" calcext:value-type="string">
            <text:p>6.9x</text:p>
          </table:table-cell>
          <table:table-cell table:number-columns-repeated="1014"/>
        </table:table-row>
        <table:table-row table:style-name="ro1">
          <table:table-cell table:style-name="ce9"/>
          <table:table-cell table:style-name="ce24"/>
          <table:table-cell table:style-name="ce31"/>
          <table:table-cell table:style-name="ce40"/>
          <table:table-cell table:style-name="ce48" table:number-columns-repeated="5"/>
          <table:table-cell table:style-name="ce55"/>
          <table:table-cell table:number-columns-repeated="1014"/>
        </table:table-row>
        <table:table-row table:style-name="ro1">
          <table:table-cell table:style-name="ce13" office:value-type="string" calcext:value-type="string">
            <text:p>Discounted Cash Flow Valuation LGT</text:p>
          </table:table-cell>
          <table:table-cell table:style-name="ce13"/>
          <table:table-cell table:style-name="ce32"/>
          <table:table-cell table:style-name="ce41" table:number-columns-repeated="6"/>
          <table:table-cell table:style-name="ce41" office:value-type="string" calcext:value-type="string">
            <text:p>Terminal Value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PV of Terminal Value</text:p>
          </table:table-cell>
          <table:table-cell table:style-name="ce23"/>
          <table:table-cell table:style-name="ce27" office:value-type="string" calcext:value-type="string">
            <text:p>USD</text:p>
          </table:table-cell>
          <table:table-cell table:style-name="ce36"/>
          <table:table-cell table:style-name="ce42" table:number-columns-repeated="5"/>
          <table:table-cell table:style-name="ce36"/>
          <table:table-cell table:number-columns-repeated="1014"/>
        </table:table-row>
        <table:table-row table:style-name="ro1">
          <table:table-cell table:style-name="ce8" office:value-type="string" calcext:value-type="string">
            <text:p>PV of Forecast Period</text:p>
          </table:table-cell>
          <table:table-cell table:style-name="ce12"/>
          <table:table-cell table:style-name="ce28" office:value-type="string" calcext:value-type="string">
            <text:p>USD</text:p>
          </table:table-cell>
          <table:table-cell table:style-name="ce37"/>
          <table:table-cell table:style-name="ce43"/>
          <table:table-cell table:style-name="ce39" table:number-columns-repeated="5"/>
          <table:table-cell table:number-columns-repeated="1014"/>
        </table:table-row>
        <table:table-row table:style-name="ro1">
          <table:table-cell table:style-name="ce9" office:value-type="string" calcext:value-type="string">
            <text:p>Enterprise Value</text:p>
          </table:table-cell>
          <table:table-cell table:style-name="ce24"/>
          <table:table-cell table:style-name="ce29" office:value-type="string" calcext:value-type="string">
            <text:p>USD</text:p>
          </table:table-cell>
          <table:table-cell table:style-name="ce38"/>
          <table:table-cell table:style-name="ce45" office:value-type="float" office:value="-1529270" calcext:value-type="float">
            <text:p>-1,529,270</text:p>
          </table:table-cell>
          <table:table-cell table:style-name="ce48" office:value-type="float" office:value="1274529" calcext:value-type="float">
            <text:p>1,274,529 </text:p>
          </table:table-cell>
          <table:table-cell table:style-name="ce48" office:value-type="float" office:value="3826615" calcext:value-type="float">
            <text:p>3,826,615 </text:p>
          </table:table-cell>
          <table:table-cell table:style-name="ce48" office:value-type="float" office:value="9116226" calcext:value-type="float">
            <text:p>9,116,226 </text:p>
          </table:table-cell>
          <table:table-cell table:style-name="ce48" office:value-type="float" office:value="19903753" calcext:value-type="float">
            <text:p>19,903,753 </text:p>
          </table:table-cell>
          <table:table-cell table:style-name="ce48" office:value-type="float" office:value="43513273" calcext:value-type="float">
            <text:p>43,513,273 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Financial Debt</text:p>
          </table:table-cell>
          <table:table-cell table:style-name="ce12"/>
          <table:table-cell table:style-name="ce28" office:value-type="string" calcext:value-type="string">
            <text:p>USD</text:p>
          </table:table-cell>
          <table:table-cell table:style-name="ce37"/>
          <table:table-cell table:style-name="ce46" office:value-type="float" office:value="0" calcext:value-type="float">
            <text:p>0</text:p>
          </table:table-cell>
          <table:table-cell table:number-columns-repeated="5" table:style-name="ce37" office:value-type="float" office:value="0" calcext:value-type="float">
            <text:p>0 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Cash</text:p>
          </table:table-cell>
          <table:table-cell table:style-name="ce24"/>
          <table:table-cell table:style-name="ce29" office:value-type="string" calcext:value-type="string">
            <text:p>USD</text:p>
          </table:table-cell>
          <table:table-cell table:style-name="ce38"/>
          <table:table-cell table:style-name="ce45" office:value-type="float" office:value="1712238" calcext:value-type="float">
            <text:p>1,712,238</text:p>
          </table:table-cell>
          <table:table-cell table:style-name="ce38" office:value-type="float" office:value="1851119" calcext:value-type="float">
            <text:p>1,851,119 </text:p>
          </table:table-cell>
          <table:table-cell table:style-name="ce38" office:value-type="float" office:value="2213014" calcext:value-type="float">
            <text:p>2,213,014 </text:p>
          </table:table-cell>
          <table:table-cell table:style-name="ce38" office:value-type="float" office:value="3032027" calcext:value-type="float">
            <text:p>3,032,027 </text:p>
          </table:table-cell>
          <table:table-cell table:style-name="ce38" office:value-type="float" office:value="4796615" calcext:value-type="float">
            <text:p>4,796,615 </text:p>
          </table:table-cell>
          <table:table-cell table:style-name="ce38" office:value-type="float" office:value="8639721" calcext:value-type="float">
            <text:p>8,639,721 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Equity Value</text:p>
          </table:table-cell>
          <table:table-cell table:style-name="ce12"/>
          <table:table-cell table:style-name="ce28" office:value-type="string" calcext:value-type="string">
            <text:p>USD</text:p>
          </table:table-cell>
          <table:table-cell table:style-name="ce37"/>
          <table:table-cell table:style-name="ce47" office:value-type="float" office:value="182967" calcext:value-type="float">
            <text:p>182,967</text:p>
          </table:table-cell>
          <table:table-cell table:style-name="ce37" office:value-type="float" office:value="3125648" calcext:value-type="float">
            <text:p>3,125,648 </text:p>
          </table:table-cell>
          <table:table-cell table:style-name="ce37" office:value-type="float" office:value="6039629" calcext:value-type="float">
            <text:p>6,039,629 </text:p>
          </table:table-cell>
          <table:table-cell table:style-name="ce37" office:value-type="float" office:value="12148253" calcext:value-type="float">
            <text:p>12,148,253 </text:p>
          </table:table-cell>
          <table:table-cell table:style-name="ce37" office:value-type="float" office:value="24700368" calcext:value-type="float">
            <text:p>24,700,368 </text:p>
          </table:table-cell>
          <table:table-cell table:style-name="ce37" office:value-type="float" office:value="52152995" calcext:value-type="float">
            <text:p>52,152,995 </text:p>
          </table:table-cell>
          <table:table-cell table:number-columns-repeated="1014"/>
        </table:table-row>
        <table:table-row table:style-name="ro1">
          <table:table-cell table:style-name="ce11"/>
          <table:table-cell table:style-name="ce24"/>
          <table:table-cell table:style-name="ce29"/>
          <table:table-cell table:style-name="ce38"/>
          <table:table-cell/>
          <table:table-cell table:style-name="ce38" table:number-columns-repeated="5"/>
          <table:table-cell table:number-columns-repeated="1014"/>
        </table:table-row>
        <table:table-row table:style-name="ro1">
          <table:table-cell table:style-name="ce12" office:value-type="string" calcext:value-type="string">
            <text:p>Implied Multiple</text:p>
          </table:table-cell>
          <table:table-cell table:style-name="ce12"/>
          <table:table-cell table:style-name="ce30"/>
          <table:table-cell table:style-name="ce39" table:number-columns-repeated="6"/>
          <table:table-cell table:style-name="ce39" office:value-type="string" calcext:value-type="string">
            <text:p>11.5x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STANDARD SIMULATION</text:p>
          </table:table-cell>
          <table:table-cell table:style-name="ce24"/>
          <table:table-cell table:style-name="ce31"/>
          <table:table-cell table:style-name="ce40"/>
          <table:table-cell table:style-name="ce48" table:number-columns-repeated="5"/>
          <table:table-cell table:style-name="ce55"/>
          <table:table-cell table:number-columns-repeated="1014"/>
        </table:table-row>
        <table:table-row table:style-name="ro1">
          <table:table-cell table:style-name="ce14" table:number-columns-repeated="10"/>
          <table:table-cell table:number-columns-repeated="1014"/>
        </table:table-row>
        <table:table-row table:style-name="ro1">
          <table:table-cell table:style-name="ce1" office:value-type="string" calcext:value-type="string">
            <text:p>Year</text:p>
          </table:table-cell>
          <table:table-cell table:style-name="ce18" table:number-columns-repeated="2"/>
          <table:table-cell table:style-name="ce18" office:value-type="float" office:value="2026" calcext:value-type="float">
            <text:p>2026</text:p>
          </table:table-cell>
          <table:table-cell table:style-name="ce2" office:value-type="float" office:value="2027" calcext:value-type="float">
            <text:p>2027</text:p>
          </table:table-cell>
          <table:table-cell table:style-name="ce2" office:value-type="float" office:value="2028" calcext:value-type="float">
            <text:p>2028</text:p>
          </table:table-cell>
          <table:table-cell table:style-name="ce18" office:value-type="float" office:value="2029" calcext:value-type="float">
            <text:p>2029</text:p>
          </table:table-cell>
          <table:table-cell table:style-name="ce2" office:value-type="float" office:value="2030" calcext:value-type="float">
            <text:p>2030</text:p>
          </table:table-cell>
          <table:table-cell table:style-name="ce2" office:value-type="float" office:value="2031" calcext:value-type="float">
            <text:p>2031</text:p>
          </table:table-cell>
          <table:table-cell table:style-name="ce18" office:value-type="float" office:value="2032" calcext:value-type="float">
            <text:p>2032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 table:number-columns-spanned="2" table:number-rows-spanned="1">
            <text:p>Revenues</text:p>
          </table:table-cell>
          <table:covered-table-cell table:style-name="ce22"/>
          <table:table-cell table:style-name="ce26" office:value-type="string" calcext:value-type="string">
            <text:p>EUR</text:p>
          </table:table-cell>
          <table:table-cell table:style-name="ce35" office:value-type="float" office:value="741173" calcext:value-type="float">
            <text:p>741,173 </text:p>
          </table:table-cell>
          <table:table-cell table:style-name="ce35" office:value-type="float" office:value="2924814" calcext:value-type="float">
            <text:p>2,924,814 </text:p>
          </table:table-cell>
          <table:table-cell table:style-name="ce35" office:value-type="float" office:value="4402150" calcext:value-type="float">
            <text:p>4,402,150 </text:p>
          </table:table-cell>
          <table:table-cell table:style-name="ce35" office:value-type="float" office:value="5732910" calcext:value-type="float">
            <text:p>5,732,910 </text:p>
          </table:table-cell>
          <table:table-cell table:style-name="ce35" office:value-type="float" office:value="7658323" calcext:value-type="float">
            <text:p>7,658,323 </text:p>
          </table:table-cell>
          <table:table-cell table:style-name="ce35" office:value-type="float" office:value="10850040" calcext:value-type="float">
            <text:p>10,850,040 </text:p>
          </table:table-cell>
          <table:table-cell table:style-name="ce35" office:value-type="float" office:value="16737653" calcext:value-type="float">
            <text:p>16,737,653 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8" table:number-columns-repeated="3"/>
          <table:table-cell table:number-columns-repeated="1020"/>
        </table:table-row>
        <table:table-row table:style-name="ro1">
          <table:table-cell table:style-name="ce7" office:value-type="string" calcext:value-type="string">
            <text:p>Discounted Cash Flow Valuation</text:p>
          </table:table-cell>
          <table:table-cell table:style-name="ce23"/>
          <table:table-cell table:style-name="ce27"/>
          <table:table-cell table:style-name="ce36" office:value-type="string" calcext:value-type="string">
            <text:p>Year 1 Valuation</text:p>
          </table:table-cell>
          <table:table-cell table:style-name="ce42" table:number-columns-repeated="5"/>
          <table:table-cell table:style-name="ce36" office:value-type="string" calcext:value-type="string">
            <text:p>Terminal Value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PV of Terminal Value</text:p>
          </table:table-cell>
          <table:table-cell table:style-name="ce12"/>
          <table:table-cell table:style-name="ce28" office:value-type="string" calcext:value-type="string">
            <text:p>USD</text:p>
          </table:table-cell>
          <table:table-cell table:style-name="ce37"/>
          <table:table-cell table:style-name="ce43"/>
          <table:table-cell table:style-name="ce39" table:number-columns-repeated="5"/>
          <table:table-cell table:number-columns-repeated="1014"/>
        </table:table-row>
        <table:table-row table:style-name="ro1">
          <table:table-cell table:style-name="ce9" office:value-type="string" calcext:value-type="string">
            <text:p>PV of Forecast Period</text:p>
          </table:table-cell>
          <table:table-cell table:style-name="ce24"/>
          <table:table-cell table:style-name="ce29" office:value-type="string" calcext:value-type="string">
            <text:p>USD</text:p>
          </table:table-cell>
          <table:table-cell table:style-name="ce38"/>
          <table:table-cell table:style-name="ce49"/>
          <table:table-cell table:style-name="ce48" table:number-columns-repeated="5"/>
          <table:table-cell table:number-columns-repeated="1014"/>
        </table:table-row>
        <table:table-row table:style-name="ro1">
          <table:table-cell table:style-name="ce10" office:value-type="string" calcext:value-type="string">
            <text:p>Enterprise Value</text:p>
          </table:table-cell>
          <table:table-cell table:style-name="ce12"/>
          <table:table-cell table:style-name="ce28" office:value-type="string" calcext:value-type="string">
            <text:p>USD</text:p>
          </table:table-cell>
          <table:table-cell table:style-name="ce37"/>
          <table:table-cell table:style-name="ce45" office:value-type="float" office:value="1275652" calcext:value-type="float">
            <text:p>1,275,652</text:p>
          </table:table-cell>
          <table:table-cell table:style-name="ce37" office:value-type="float" office:value="4290677" calcext:value-type="float">
            <text:p>4,290,677 </text:p>
          </table:table-cell>
          <table:table-cell table:style-name="ce37" office:value-type="float" office:value="6695314" calcext:value-type="float">
            <text:p>6,695,314 </text:p>
          </table:table-cell>
          <table:table-cell table:style-name="ce37" office:value-type="float" office:value="10291958" calcext:value-type="float">
            <text:p>10,291,958 </text:p>
          </table:table-cell>
          <table:table-cell table:style-name="ce37" office:value-type="float" office:value="16865109" calcext:value-type="float">
            <text:p>16,865,109 </text:p>
          </table:table-cell>
          <table:table-cell table:style-name="ce37" office:value-type="float" office:value="30191991" calcext:value-type="float">
            <text:p>30,191,991 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Financial Debt</text:p>
          </table:table-cell>
          <table:table-cell table:style-name="ce24"/>
          <table:table-cell table:style-name="ce29" office:value-type="string" calcext:value-type="string">
            <text:p>USD</text:p>
          </table:table-cell>
          <table:table-cell table:style-name="ce38"/>
          <table:table-cell table:style-name="ce46" office:value-type="float" office:value="0" calcext:value-type="float">
            <text:p>0</text:p>
          </table:table-cell>
          <table:table-cell table:number-columns-repeated="5" table:style-name="ce38" office:value-type="float" office:value="0" calcext:value-type="float">
            <text:p>0 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Cash</text:p>
          </table:table-cell>
          <table:table-cell table:style-name="ce12"/>
          <table:table-cell table:style-name="ce28" office:value-type="string" calcext:value-type="string">
            <text:p>USD</text:p>
          </table:table-cell>
          <table:table-cell table:style-name="ce37"/>
          <table:table-cell table:style-name="ce45" office:value-type="float" office:value="2157325" calcext:value-type="float">
            <text:p>2,157,325</text:p>
          </table:table-cell>
          <table:table-cell table:style-name="ce37" office:value-type="float" office:value="2904018" calcext:value-type="float">
            <text:p>2,904,018 </text:p>
          </table:table-cell>
          <table:table-cell table:style-name="ce37" office:value-type="float" office:value="4015723" calcext:value-type="float">
            <text:p>4,015,723 </text:p>
          </table:table-cell>
          <table:table-cell table:style-name="ce37" office:value-type="float" office:value="5721550" calcext:value-type="float">
            <text:p>5,721,550 </text:p>
          </table:table-cell>
          <table:table-cell table:style-name="ce37" office:value-type="float" office:value="8526655" calcext:value-type="float">
            <text:p>8,526,655 </text:p>
          </table:table-cell>
          <table:table-cell table:style-name="ce37" office:value-type="float" office:value="13570268" calcext:value-type="float">
            <text:p>13,570,268 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Equity Value</text:p>
          </table:table-cell>
          <table:table-cell table:style-name="ce24"/>
          <table:table-cell table:style-name="ce29" office:value-type="string" calcext:value-type="string">
            <text:p>USD</text:p>
          </table:table-cell>
          <table:table-cell table:style-name="ce38"/>
          <table:table-cell table:style-name="ce47" office:value-type="float" office:value="3432977" calcext:value-type="float">
            <text:p>3,432,977</text:p>
          </table:table-cell>
          <table:table-cell table:style-name="ce38" office:value-type="float" office:value="7194694" calcext:value-type="float">
            <text:p>7,194,694 </text:p>
          </table:table-cell>
          <table:table-cell table:style-name="ce38" office:value-type="float" office:value="10711037" calcext:value-type="float">
            <text:p>10,711,037 </text:p>
          </table:table-cell>
          <table:table-cell table:style-name="ce38" office:value-type="float" office:value="16013508" calcext:value-type="float">
            <text:p>16,013,508 </text:p>
          </table:table-cell>
          <table:table-cell table:style-name="ce38" office:value-type="float" office:value="25391764" calcext:value-type="float">
            <text:p>25,391,764 </text:p>
          </table:table-cell>
          <table:table-cell table:style-name="ce38" office:value-type="float" office:value="43762259" calcext:value-type="float">
            <text:p>43,762,259 </text:p>
          </table:table-cell>
          <table:table-cell table:number-columns-repeated="1014"/>
        </table:table-row>
        <table:table-row table:style-name="ro1">
          <table:table-cell table:style-name="ce12" table:number-columns-repeated="2"/>
          <table:table-cell table:style-name="ce30"/>
          <table:table-cell table:style-name="ce39" table:number-columns-repeated="7"/>
          <table:table-cell table:number-columns-repeated="1014"/>
        </table:table-row>
        <table:table-row table:style-name="ro1">
          <table:table-cell table:style-name="ce9" office:value-type="string" calcext:value-type="string">
            <text:p>Implied Multiple</text:p>
          </table:table-cell>
          <table:table-cell table:style-name="ce24"/>
          <table:table-cell table:style-name="ce31"/>
          <table:table-cell table:style-name="ce40"/>
          <table:table-cell table:style-name="ce48" table:number-columns-repeated="5"/>
          <table:table-cell table:style-name="ce55" office:value-type="string" calcext:value-type="string">
            <text:p>7.2x</text:p>
          </table:table-cell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32"/>
          <table:table-cell table:style-name="ce41" table:number-columns-repeated="7"/>
          <table:table-cell table:number-columns-repeated="1014"/>
        </table:table-row>
        <table:table-row table:style-name="ro1">
          <table:table-cell table:style-name="ce7" office:value-type="string" calcext:value-type="string">
            <text:p>Discounted Cash Flow Valuation LGT</text:p>
          </table:table-cell>
          <table:table-cell table:style-name="ce23"/>
          <table:table-cell table:style-name="ce27"/>
          <table:table-cell table:style-name="ce36"/>
          <table:table-cell table:style-name="ce42" table:number-columns-repeated="5"/>
          <table:table-cell table:style-name="ce36" office:value-type="string" calcext:value-type="string">
            <text:p>Terminal Value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PV of Terminal Value</text:p>
          </table:table-cell>
          <table:table-cell table:style-name="ce12"/>
          <table:table-cell table:style-name="ce28" office:value-type="string" calcext:value-type="string">
            <text:p>USD</text:p>
          </table:table-cell>
          <table:table-cell table:style-name="ce37"/>
          <table:table-cell table:style-name="ce43"/>
          <table:table-cell table:style-name="ce39" table:number-columns-repeated="5"/>
          <table:table-cell table:number-columns-repeated="1014"/>
        </table:table-row>
        <table:table-row table:style-name="ro1">
          <table:table-cell table:style-name="ce9" office:value-type="string" calcext:value-type="string">
            <text:p>PV of Forecast Period</text:p>
          </table:table-cell>
          <table:table-cell table:style-name="ce24"/>
          <table:table-cell table:style-name="ce29" office:value-type="string" calcext:value-type="string">
            <text:p>USD</text:p>
          </table:table-cell>
          <table:table-cell table:style-name="ce38"/>
          <table:table-cell table:style-name="ce50"/>
          <table:table-cell table:style-name="ce48" table:number-columns-repeated="5"/>
          <table:table-cell table:number-columns-repeated="1014"/>
        </table:table-row>
        <table:table-row table:style-name="ro1">
          <table:table-cell table:style-name="ce10" office:value-type="string" calcext:value-type="string">
            <text:p>Enterprise Value</text:p>
          </table:table-cell>
          <table:table-cell table:style-name="ce12"/>
          <table:table-cell table:style-name="ce28" office:value-type="string" calcext:value-type="string">
            <text:p>USD</text:p>
          </table:table-cell>
          <table:table-cell table:style-name="ce37"/>
          <table:table-cell table:style-name="ce45" office:value-type="float" office:value="2857731" calcext:value-type="float">
            <text:p>2,857,731</text:p>
          </table:table-cell>
          <table:table-cell table:style-name="ce37" office:value-type="float" office:value="8017497" calcext:value-type="float">
            <text:p>8,017,497 </text:p>
          </table:table-cell>
          <table:table-cell table:style-name="ce37" office:value-type="float" office:value="12278991" calcext:value-type="float">
            <text:p>12,278,991 </text:p>
          </table:table-cell>
          <table:table-cell table:style-name="ce37" office:value-type="float" office:value="19320970" calcext:value-type="float">
            <text:p>19,320,970 </text:p>
          </table:table-cell>
          <table:table-cell table:style-name="ce37" office:value-type="float" office:value="31871886" calcext:value-type="float">
            <text:p>31,871,886 </text:p>
          </table:table-cell>
          <table:table-cell table:style-name="ce37" office:value-type="float" office:value="57345830" calcext:value-type="float">
            <text:p>57,345,830 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Financial Debt</text:p>
          </table:table-cell>
          <table:table-cell table:style-name="ce24"/>
          <table:table-cell table:style-name="ce29" office:value-type="string" calcext:value-type="string">
            <text:p>USD</text:p>
          </table:table-cell>
          <table:table-cell table:style-name="ce38"/>
          <table:table-cell table:style-name="ce46" office:value-type="float" office:value="0" calcext:value-type="float">
            <text:p>0</text:p>
          </table:table-cell>
          <table:table-cell table:number-columns-repeated="5" table:style-name="ce38" office:value-type="float" office:value="0" calcext:value-type="float">
            <text:p>0 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Cash</text:p>
          </table:table-cell>
          <table:table-cell table:style-name="ce12"/>
          <table:table-cell table:style-name="ce28" office:value-type="string" calcext:value-type="string">
            <text:p>USD</text:p>
          </table:table-cell>
          <table:table-cell table:style-name="ce37"/>
          <table:table-cell table:style-name="ce45" office:value-type="float" office:value="2157325" calcext:value-type="float">
            <text:p>2,157,325</text:p>
          </table:table-cell>
          <table:table-cell table:style-name="ce37" office:value-type="float" office:value="2904018" calcext:value-type="float">
            <text:p>2,904,018 </text:p>
          </table:table-cell>
          <table:table-cell table:style-name="ce37" office:value-type="float" office:value="4015723" calcext:value-type="float">
            <text:p>4,015,723 </text:p>
          </table:table-cell>
          <table:table-cell table:style-name="ce37" office:value-type="float" office:value="5721550" calcext:value-type="float">
            <text:p>5,721,550 </text:p>
          </table:table-cell>
          <table:table-cell table:style-name="ce37" office:value-type="float" office:value="8526655" calcext:value-type="float">
            <text:p>8,526,655 </text:p>
          </table:table-cell>
          <table:table-cell table:style-name="ce37" office:value-type="float" office:value="13570268" calcext:value-type="float">
            <text:p>13,570,268 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Equity Value</text:p>
          </table:table-cell>
          <table:table-cell table:style-name="ce24"/>
          <table:table-cell table:style-name="ce29" office:value-type="string" calcext:value-type="string">
            <text:p>USD</text:p>
          </table:table-cell>
          <table:table-cell table:style-name="ce38"/>
          <table:table-cell table:style-name="ce47" office:value-type="float" office:value="5015056" calcext:value-type="float">
            <text:p>5,015,056</text:p>
          </table:table-cell>
          <table:table-cell table:style-name="ce38" office:value-type="float" office:value="10921515" calcext:value-type="float">
            <text:p>10,921,515 </text:p>
          </table:table-cell>
          <table:table-cell table:style-name="ce38" office:value-type="float" office:value="16294714" calcext:value-type="float">
            <text:p>16,294,714 </text:p>
          </table:table-cell>
          <table:table-cell table:style-name="ce38" office:value-type="float" office:value="25042521" calcext:value-type="float">
            <text:p>25,042,521 </text:p>
          </table:table-cell>
          <table:table-cell table:style-name="ce38" office:value-type="float" office:value="40398542" calcext:value-type="float">
            <text:p>40,398,542 </text:p>
          </table:table-cell>
          <table:table-cell table:style-name="ce38" office:value-type="float" office:value="70916098" calcext:value-type="float">
            <text:p>70,916,098 </text:p>
          </table:table-cell>
          <table:table-cell table:number-columns-repeated="1014"/>
        </table:table-row>
        <table:table-row table:style-name="ro1">
          <table:table-cell table:style-name="ce12" table:number-columns-repeated="2"/>
          <table:table-cell table:style-name="ce30"/>
          <table:table-cell table:style-name="ce39" table:number-columns-repeated="7"/>
          <table:table-cell table:number-columns-repeated="1014"/>
        </table:table-row>
        <table:table-row table:style-name="ro1">
          <table:table-cell table:style-name="ce9" office:value-type="string" calcext:value-type="string">
            <text:p>Implied Multiple</text:p>
          </table:table-cell>
          <table:table-cell table:style-name="ce24"/>
          <table:table-cell table:style-name="ce31"/>
          <table:table-cell table:style-name="ce40" office:value-type="string" calcext:value-type="string">
            <text:p>-249.8x</text:p>
          </table:table-cell>
          <table:table-cell table:style-name="ce48" table:number-columns-repeated="5"/>
          <table:table-cell table:style-name="ce55" office:value-type="string" calcext:value-type="string">
            <text:p>11.7x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10" table:number-rows-spanned="2">
            <text:p>BEST CASE <text:s/>SIMULATION</text:p>
          </table:table-cell>
          <table:covered-table-cell table:number-columns-repeated="9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1">
          <table:table-cell table:style-name="ce1" office:value-type="string" calcext:value-type="string">
            <text:p>Year</text:p>
          </table:table-cell>
          <table:table-cell table:style-name="ce18" table:number-columns-repeated="2"/>
          <table:table-cell table:style-name="ce18" office:value-type="float" office:value="2026" calcext:value-type="float">
            <text:p>2026</text:p>
          </table:table-cell>
          <table:table-cell table:style-name="ce2" office:value-type="float" office:value="2027" calcext:value-type="float">
            <text:p>2027</text:p>
          </table:table-cell>
          <table:table-cell table:style-name="ce2" office:value-type="float" office:value="2028" calcext:value-type="float">
            <text:p>2028</text:p>
          </table:table-cell>
          <table:table-cell table:style-name="ce18" office:value-type="float" office:value="2029" calcext:value-type="float">
            <text:p>2029</text:p>
          </table:table-cell>
          <table:table-cell table:style-name="ce2" office:value-type="float" office:value="2030" calcext:value-type="float">
            <text:p>2030</text:p>
          </table:table-cell>
          <table:table-cell table:style-name="ce2" office:value-type="float" office:value="2031" calcext:value-type="float">
            <text:p>2031</text:p>
          </table:table-cell>
          <table:table-cell table:style-name="ce18" office:value-type="float" office:value="2032" calcext:value-type="float">
            <text:p>2032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 table:number-columns-spanned="2" table:number-rows-spanned="1">
            <text:p>Revenues</text:p>
          </table:table-cell>
          <table:covered-table-cell table:style-name="ce22"/>
          <table:table-cell table:style-name="ce26" office:value-type="string" calcext:value-type="string">
            <text:p>EUR</text:p>
          </table:table-cell>
          <table:table-cell table:style-name="ce35" office:value-type="float" office:value="1384738" calcext:value-type="float">
            <text:p>1,384,738 </text:p>
          </table:table-cell>
          <table:table-cell table:style-name="ce35" office:value-type="float" office:value="6799688" calcext:value-type="float">
            <text:p>6,799,688 </text:p>
          </table:table-cell>
          <table:table-cell table:style-name="ce35" office:value-type="float" office:value="10627446" calcext:value-type="float">
            <text:p>10,627,446 </text:p>
          </table:table-cell>
          <table:table-cell table:style-name="ce35" office:value-type="float" office:value="13565859" calcext:value-type="float">
            <text:p>13,565,859 </text:p>
          </table:table-cell>
          <table:table-cell table:style-name="ce35" office:value-type="float" office:value="17098776" calcext:value-type="float">
            <text:p>17,098,776 </text:p>
          </table:table-cell>
          <table:table-cell table:style-name="ce35" office:value-type="float" office:value="21898100" calcext:value-type="float">
            <text:p>21,898,100 </text:p>
          </table:table-cell>
          <table:table-cell table:style-name="ce35" office:value-type="float" office:value="29393358" calcext:value-type="float">
            <text:p>29,393,358 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Discounted Cash Flow Valuation</text:p>
          </table:table-cell>
          <table:table-cell table:style-name="ce23"/>
          <table:table-cell table:style-name="ce27"/>
          <table:table-cell table:style-name="ce36" office:value-type="string" calcext:value-type="string">
            <text:p>Year 1 Valuation</text:p>
          </table:table-cell>
          <table:table-cell table:style-name="ce42" table:number-columns-repeated="5"/>
          <table:table-cell table:style-name="ce36" office:value-type="string" calcext:value-type="string">
            <text:p>Terminal Value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PV of Terminal Value</text:p>
          </table:table-cell>
          <table:table-cell table:style-name="ce12"/>
          <table:table-cell table:style-name="ce28" office:value-type="string" calcext:value-type="string">
            <text:p>USD</text:p>
          </table:table-cell>
          <table:table-cell table:style-name="ce37"/>
          <table:table-cell table:style-name="ce43"/>
          <table:table-cell table:style-name="ce39" table:number-columns-repeated="5"/>
          <table:table-cell table:number-columns-repeated="1014"/>
        </table:table-row>
        <table:table-row table:style-name="ro1">
          <table:table-cell table:style-name="ce9" office:value-type="string" calcext:value-type="string">
            <text:p>PV of Forecast Period</text:p>
          </table:table-cell>
          <table:table-cell table:style-name="ce24"/>
          <table:table-cell table:style-name="ce29" office:value-type="string" calcext:value-type="string">
            <text:p>USD</text:p>
          </table:table-cell>
          <table:table-cell table:style-name="ce38"/>
          <table:table-cell table:style-name="ce49"/>
          <table:table-cell table:style-name="ce48" table:number-columns-repeated="5"/>
          <table:table-cell table:number-columns-repeated="1014"/>
        </table:table-row>
        <table:table-row table:style-name="ro1">
          <table:table-cell table:style-name="ce10" office:value-type="string" calcext:value-type="string">
            <text:p>Enterprise Value</text:p>
          </table:table-cell>
          <table:table-cell table:style-name="ce12"/>
          <table:table-cell table:style-name="ce28" office:value-type="string" calcext:value-type="string">
            <text:p>USD</text:p>
          </table:table-cell>
          <table:table-cell table:style-name="ce37"/>
          <table:table-cell table:style-name="ce45" office:value-type="float" office:value="9287315" calcext:value-type="float">
            <text:p>9,287,315</text:p>
          </table:table-cell>
          <table:table-cell table:style-name="ce37" office:value-type="float" office:value="17468958" calcext:value-type="float">
            <text:p>17,468,958 </text:p>
          </table:table-cell>
          <table:table-cell table:style-name="ce37" office:value-type="float" office:value="23318260" calcext:value-type="float">
            <text:p>23,318,260 </text:p>
          </table:table-cell>
          <table:table-cell table:style-name="ce37" office:value-type="float" office:value="30494699" calcext:value-type="float">
            <text:p>30,494,699 </text:p>
          </table:table-cell>
          <table:table-cell table:style-name="ce37" office:value-type="float" office:value="40323397" calcext:value-type="float">
            <text:p>40,323,397 </text:p>
          </table:table-cell>
          <table:table-cell table:style-name="ce37" office:value-type="float" office:value="56737037" calcext:value-type="float">
            <text:p>56,737,037 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Financial Debt</text:p>
          </table:table-cell>
          <table:table-cell table:style-name="ce24"/>
          <table:table-cell table:style-name="ce29" office:value-type="string" calcext:value-type="string">
            <text:p>USD</text:p>
          </table:table-cell>
          <table:table-cell table:style-name="ce38"/>
          <table:table-cell table:style-name="ce46" office:value-type="float" office:value="0" calcext:value-type="float">
            <text:p>0</text:p>
          </table:table-cell>
          <table:table-cell table:number-columns-repeated="5" table:style-name="ce38" office:value-type="float" office:value="0" calcext:value-type="float">
            <text:p>0 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Cash</text:p>
          </table:table-cell>
          <table:table-cell table:style-name="ce12"/>
          <table:table-cell table:style-name="ce28" office:value-type="string" calcext:value-type="string">
            <text:p>USD</text:p>
          </table:table-cell>
          <table:table-cell table:style-name="ce37"/>
          <table:table-cell table:style-name="ce45" office:value-type="float" office:value="3791692" calcext:value-type="float">
            <text:p>3,791,692</text:p>
          </table:table-cell>
          <table:table-cell table:style-name="ce37" office:value-type="float" office:value="6667898" calcext:value-type="float">
            <text:p>6,667,898 </text:p>
          </table:table-cell>
          <table:table-cell table:style-name="ce37" office:value-type="float" office:value="10457424" calcext:value-type="float">
            <text:p>10,457,424 </text:p>
          </table:table-cell>
          <table:table-cell table:style-name="ce37" office:value-type="float" office:value="15410278" calcext:value-type="float">
            <text:p>15,410,278 </text:p>
          </table:table-cell>
          <table:table-cell table:style-name="ce37" office:value-type="float" office:value="21970005" calcext:value-type="float">
            <text:p>21,970,005 </text:p>
          </table:table-cell>
          <table:table-cell table:style-name="ce37" office:value-type="float" office:value="31257795" calcext:value-type="float">
            <text:p>31,257,795 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Equity Value</text:p>
          </table:table-cell>
          <table:table-cell table:style-name="ce24"/>
          <table:table-cell table:style-name="ce29" office:value-type="string" calcext:value-type="string">
            <text:p>USD</text:p>
          </table:table-cell>
          <table:table-cell table:style-name="ce38"/>
          <table:table-cell table:style-name="ce47" office:value-type="float" office:value="13079007" calcext:value-type="float">
            <text:p>13,079,007</text:p>
          </table:table-cell>
          <table:table-cell table:style-name="ce38" office:value-type="float" office:value="24136856" calcext:value-type="float">
            <text:p>24,136,856 </text:p>
          </table:table-cell>
          <table:table-cell table:style-name="ce38" office:value-type="float" office:value="33775685" calcext:value-type="float">
            <text:p>33,775,685 </text:p>
          </table:table-cell>
          <table:table-cell table:style-name="ce38" office:value-type="float" office:value="45904977" calcext:value-type="float">
            <text:p>45,904,977 </text:p>
          </table:table-cell>
          <table:table-cell table:style-name="ce38" office:value-type="float" office:value="62293402" calcext:value-type="float">
            <text:p>62,293,402 </text:p>
          </table:table-cell>
          <table:table-cell table:style-name="ce38" office:value-type="float" office:value="87994832" calcext:value-type="float">
            <text:p>87,994,832 </text:p>
          </table:table-cell>
          <table:table-cell table:number-columns-repeated="1014"/>
        </table:table-row>
        <table:table-row table:style-name="ro1">
          <table:table-cell table:style-name="ce12" table:number-columns-repeated="2"/>
          <table:table-cell table:style-name="ce30"/>
          <table:table-cell table:style-name="ce39" table:number-columns-repeated="7"/>
          <table:table-cell table:number-columns-repeated="1014"/>
        </table:table-row>
        <table:table-row table:style-name="ro1">
          <table:table-cell table:style-name="ce9" office:value-type="string" calcext:value-type="string">
            <text:p>Implied Multiple</text:p>
          </table:table-cell>
          <table:table-cell table:style-name="ce24"/>
          <table:table-cell table:style-name="ce31"/>
          <table:table-cell table:style-name="ce40"/>
          <table:table-cell table:style-name="ce48" table:number-columns-repeated="5"/>
          <table:table-cell table:style-name="ce55" office:value-type="string" calcext:value-type="string">
            <text:p>7.8x</text:p>
          </table:table-cell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32"/>
          <table:table-cell table:style-name="ce41" table:number-columns-repeated="7"/>
          <table:table-cell table:number-columns-repeated="1014"/>
        </table:table-row>
        <table:table-row table:style-name="ro1">
          <table:table-cell table:style-name="ce7" office:value-type="string" calcext:value-type="string">
            <text:p>Discounted Cash Flow Valuation LGT</text:p>
          </table:table-cell>
          <table:table-cell table:style-name="ce23"/>
          <table:table-cell table:style-name="ce27"/>
          <table:table-cell table:style-name="ce36"/>
          <table:table-cell table:style-name="ce42" table:number-columns-repeated="5"/>
          <table:table-cell table:style-name="ce36" office:value-type="string" calcext:value-type="string">
            <text:p>Terminal Value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PV of Terminal Value</text:p>
          </table:table-cell>
          <table:table-cell table:style-name="ce12"/>
          <table:table-cell table:style-name="ce28" office:value-type="string" calcext:value-type="string">
            <text:p>USD</text:p>
          </table:table-cell>
          <table:table-cell table:style-name="ce37"/>
          <table:table-cell table:style-name="ce43"/>
          <table:table-cell table:style-name="ce39" table:number-columns-repeated="5"/>
          <table:table-cell table:number-columns-repeated="1014"/>
        </table:table-row>
        <table:table-row table:style-name="ro1">
          <table:table-cell table:style-name="ce9" office:value-type="string" calcext:value-type="string">
            <text:p>PV of Forecast Period</text:p>
          </table:table-cell>
          <table:table-cell table:style-name="ce24"/>
          <table:table-cell table:style-name="ce29" office:value-type="string" calcext:value-type="string">
            <text:p>USD</text:p>
          </table:table-cell>
          <table:table-cell table:style-name="ce38"/>
          <table:table-cell table:style-name="ce50"/>
          <table:table-cell table:style-name="ce48" table:number-columns-repeated="5"/>
          <table:table-cell table:number-columns-repeated="1014"/>
        </table:table-row>
        <table:table-row table:style-name="ro1">
          <table:table-cell table:style-name="ce10" office:value-type="string" calcext:value-type="string">
            <text:p>Enterprise Value</text:p>
          </table:table-cell>
          <table:table-cell table:style-name="ce12"/>
          <table:table-cell table:style-name="ce28" office:value-type="string" calcext:value-type="string">
            <text:p>USD</text:p>
          </table:table-cell>
          <table:table-cell table:style-name="ce37"/>
          <table:table-cell table:style-name="ce45" office:value-type="float" office:value="19049169" calcext:value-type="float">
            <text:p>19,049,169</text:p>
          </table:table-cell>
          <table:table-cell table:style-name="ce37" office:value-type="float" office:value="31497412" calcext:value-type="float">
            <text:p>31,497,412 </text:p>
          </table:table-cell>
          <table:table-cell table:style-name="ce37" office:value-type="float" office:value="43017068" calcext:value-type="float">
            <text:p>43,017,068 </text:p>
          </table:table-cell>
          <table:table-cell table:style-name="ce37" office:value-type="float" office:value="56654462" calcext:value-type="float">
            <text:p>56,654,462 </text:p>
          </table:table-cell>
          <table:table-cell table:style-name="ce37" office:value-type="float" office:value="75086471" calcext:value-type="float">
            <text:p>75,086,471 </text:p>
          </table:table-cell>
          <table:table-cell table:style-name="ce37" office:value-type="float" office:value="106327355" calcext:value-type="float">
            <text:p>106,327,355 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Financial Debt</text:p>
          </table:table-cell>
          <table:table-cell table:style-name="ce24"/>
          <table:table-cell table:style-name="ce29" office:value-type="string" calcext:value-type="string">
            <text:p>USD</text:p>
          </table:table-cell>
          <table:table-cell table:style-name="ce38"/>
          <table:table-cell table:style-name="ce46" office:value-type="float" office:value="0" calcext:value-type="float">
            <text:p>0</text:p>
          </table:table-cell>
          <table:table-cell table:number-columns-repeated="5" table:style-name="ce38" office:value-type="float" office:value="0" calcext:value-type="float">
            <text:p>0 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Cash</text:p>
          </table:table-cell>
          <table:table-cell table:style-name="ce12"/>
          <table:table-cell table:style-name="ce28" office:value-type="string" calcext:value-type="string">
            <text:p>USD</text:p>
          </table:table-cell>
          <table:table-cell table:style-name="ce37"/>
          <table:table-cell table:style-name="ce45" office:value-type="float" office:value="3791692" calcext:value-type="float">
            <text:p>3,791,692</text:p>
          </table:table-cell>
          <table:table-cell table:style-name="ce37" office:value-type="float" office:value="6667898" calcext:value-type="float">
            <text:p>6,667,898 </text:p>
          </table:table-cell>
          <table:table-cell table:style-name="ce37" office:value-type="float" office:value="10457424" calcext:value-type="float">
            <text:p>10,457,424 </text:p>
          </table:table-cell>
          <table:table-cell table:style-name="ce37" office:value-type="float" office:value="15410278" calcext:value-type="float">
            <text:p>15,410,278 </text:p>
          </table:table-cell>
          <table:table-cell table:style-name="ce37" office:value-type="float" office:value="21970005" calcext:value-type="float">
            <text:p>21,970,005 </text:p>
          </table:table-cell>
          <table:table-cell table:style-name="ce37" office:value-type="float" office:value="31257795" calcext:value-type="float">
            <text:p>31,257,795 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Equity Value</text:p>
          </table:table-cell>
          <table:table-cell table:style-name="ce24"/>
          <table:table-cell table:style-name="ce29" office:value-type="string" calcext:value-type="string">
            <text:p>USD</text:p>
          </table:table-cell>
          <table:table-cell table:style-name="ce38"/>
          <table:table-cell table:style-name="ce47" office:value-type="float" office:value="22840861" calcext:value-type="float">
            <text:p>22,840,861</text:p>
          </table:table-cell>
          <table:table-cell table:style-name="ce38" office:value-type="float" office:value="38165310" calcext:value-type="float">
            <text:p>38,165,310 </text:p>
          </table:table-cell>
          <table:table-cell table:style-name="ce38" office:value-type="float" office:value="53474493" calcext:value-type="float">
            <text:p>53,474,493 </text:p>
          </table:table-cell>
          <table:table-cell table:style-name="ce38" office:value-type="float" office:value="72064740" calcext:value-type="float">
            <text:p>72,064,740 </text:p>
          </table:table-cell>
          <table:table-cell table:style-name="ce38" office:value-type="float" office:value="97056476" calcext:value-type="float">
            <text:p>97,056,476 </text:p>
          </table:table-cell>
          <table:table-cell table:style-name="ce38" office:value-type="float" office:value="137585150" calcext:value-type="float">
            <text:p>137,585,150 </text:p>
          </table:table-cell>
          <table:table-cell table:number-columns-repeated="1014"/>
        </table:table-row>
        <table:table-row table:style-name="ro1">
          <table:table-cell table:style-name="ce12" table:number-columns-repeated="2"/>
          <table:table-cell table:style-name="ce30"/>
          <table:table-cell table:style-name="ce39" table:number-columns-repeated="7"/>
          <table:table-cell table:number-columns-repeated="1014"/>
        </table:table-row>
        <table:table-row table:style-name="ro1">
          <table:table-cell table:style-name="ce9" office:value-type="string" calcext:value-type="string">
            <text:p>Implied Multiple</text:p>
          </table:table-cell>
          <table:table-cell table:style-name="ce24"/>
          <table:table-cell table:style-name="ce31"/>
          <table:table-cell table:style-name="ce40"/>
          <table:table-cell table:style-name="ce48" table:number-columns-repeated="5"/>
          <table:table-cell table:style-name="ce55" office:value-type="string" calcext:value-type="string">
            <text:p>12.1x</text:p>
          </table:table-cell>
          <table:table-cell table:number-columns-repeated="1014"/>
        </table:table-row>
        <table:table-row table:style-name="ro1" table:number-rows-repeated="3">
          <table:table-cell table:style-name="ce1"/>
          <table:table-cell table:style-name="ce18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Year</text:p>
          </table:table-cell>
          <table:table-cell table:style-name="ce18" office:value-type="float" office:value="2026" calcext:value-type="float">
            <text:p>2026</text:p>
          </table:table-cell>
          <table:table-cell table:style-name="ce2" office:value-type="float" office:value="2027" calcext:value-type="float">
            <text:p>2027</text:p>
          </table:table-cell>
          <table:table-cell table:style-name="ce2" office:value-type="float" office:value="2028" calcext:value-type="float">
            <text:p>2028</text:p>
          </table:table-cell>
          <table:table-cell table:style-name="ce18" office:value-type="float" office:value="2029" calcext:value-type="float">
            <text:p>2029</text:p>
          </table:table-cell>
          <table:table-cell table:style-name="ce2" office:value-type="float" office:value="2030" calcext:value-type="float">
            <text:p>2030</text:p>
          </table:table-cell>
          <table:table-cell table:style-name="ce2" office:value-type="float" office:value="2031" calcext:value-type="float">
            <text:p>2031</text:p>
          </table:table-cell>
          <table:table-cell table:style-name="ce18" office:value-type="float" office:value="2032" calcext:value-type="float">
            <text:p>2032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Revenues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esimistic</text:p>
          </table:table-cell>
          <table:table-cell table:style-name="ce25" table:formula="of:=[.D50]" office:value-type="float" office:value="741173" calcext:value-type="float">
            <text:p>741,173 </text:p>
          </table:table-cell>
          <table:table-cell table:style-name="ce25" table:formula="of:=[.E50]" office:value-type="float" office:value="1870436" calcext:value-type="float">
            <text:p>1,870,436 </text:p>
          </table:table-cell>
          <table:table-cell table:style-name="ce25" table:formula="of:=[.F50]" office:value-type="float" office:value="2825513" calcext:value-type="float">
            <text:p>2,825,513 </text:p>
          </table:table-cell>
          <table:table-cell table:style-name="ce25" table:formula="of:=[.G50]" office:value-type="float" office:value="3774639" calcext:value-type="float">
            <text:p>3,774,639 </text:p>
          </table:table-cell>
          <table:table-cell table:style-name="ce25" table:formula="of:=[.H50]" office:value-type="float" office:value="5298227" calcext:value-type="float">
            <text:p>5,298,227 </text:p>
          </table:table-cell>
          <table:table-cell table:style-name="ce25" table:formula="of:=[.I50]" office:value-type="float" office:value="8087980" calcext:value-type="float">
            <text:p>8,087,980 </text:p>
          </table:table-cell>
          <table:table-cell table:style-name="ce25" table:formula="of:=[.J50]" office:value-type="float" office:value="13573855" calcext:value-type="float">
            <text:p>13,573,855 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tandard</text:p>
          </table:table-cell>
          <table:table-cell table:style-name="ce25" table:formula="of:=[.D72]" office:value-type="float" office:value="741173" calcext:value-type="float">
            <text:p>741,173 </text:p>
          </table:table-cell>
          <table:table-cell table:style-name="ce25" table:formula="of:=[.E72]" office:value-type="float" office:value="2924814" calcext:value-type="float">
            <text:p>2,924,814 </text:p>
          </table:table-cell>
          <table:table-cell table:style-name="ce25" table:formula="of:=[.F72]" office:value-type="float" office:value="4402150" calcext:value-type="float">
            <text:p>4,402,150 </text:p>
          </table:table-cell>
          <table:table-cell table:style-name="ce25" table:formula="of:=[.G72]" office:value-type="float" office:value="5732910" calcext:value-type="float">
            <text:p>5,732,910 </text:p>
          </table:table-cell>
          <table:table-cell table:style-name="ce25" table:formula="of:=[.H72]" office:value-type="float" office:value="7658323" calcext:value-type="float">
            <text:p>7,658,323 </text:p>
          </table:table-cell>
          <table:table-cell table:style-name="ce25" table:formula="of:=[.I72]" office:value-type="float" office:value="10850040" calcext:value-type="float">
            <text:p>10,850,040 </text:p>
          </table:table-cell>
          <table:table-cell table:style-name="ce25" table:formula="of:=[.J72]" office:value-type="float" office:value="16737653" calcext:value-type="float">
            <text:p>16,737,653 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Optimistic</text:p>
          </table:table-cell>
          <table:table-cell table:style-name="ce25" table:formula="of:=[.D96]" office:value-type="float" office:value="1384738" calcext:value-type="float">
            <text:p>1,384,738 </text:p>
          </table:table-cell>
          <table:table-cell table:style-name="ce25" table:formula="of:=[.E96]" office:value-type="float" office:value="6799688" calcext:value-type="float">
            <text:p>6,799,688 </text:p>
          </table:table-cell>
          <table:table-cell table:style-name="ce25" table:formula="of:=[.F96]" office:value-type="float" office:value="10627446" calcext:value-type="float">
            <text:p>10,627,446 </text:p>
          </table:table-cell>
          <table:table-cell table:style-name="ce25" table:formula="of:=[.G96]" office:value-type="float" office:value="13565859" calcext:value-type="float">
            <text:p>13,565,859 </text:p>
          </table:table-cell>
          <table:table-cell table:style-name="ce25" table:formula="of:=[.H96]" office:value-type="float" office:value="17098776" calcext:value-type="float">
            <text:p>17,098,776 </text:p>
          </table:table-cell>
          <table:table-cell table:style-name="ce25" table:formula="of:=[.I96]" office:value-type="float" office:value="21898100" calcext:value-type="float">
            <text:p>21,898,100 </text:p>
          </table:table-cell>
          <table:table-cell table:style-name="ce25" table:formula="of:=[.J96]" office:value-type="float" office:value="29393358" calcext:value-type="float">
            <text:p>29,393,358 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Valuation</text:p>
          </table:table-cell>
          <table:table-cell table:style-name="ce18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Pesimistic</text:p>
          </table:table-cell>
          <table:table-cell/>
          <table:table-cell table:style-name="ce33" table:formula="of:=[.E66]" office:value-type="float" office:value="182967" calcext:value-type="float">
            <text:p>182,967</text:p>
          </table:table-cell>
          <table:table-cell table:style-name="ce25" table:formula="of:=[.F66]" office:value-type="float" office:value="3125648" calcext:value-type="float">
            <text:p>3,125,648 </text:p>
          </table:table-cell>
          <table:table-cell table:style-name="ce25" table:formula="of:=[.G66]" office:value-type="float" office:value="6039629" calcext:value-type="float">
            <text:p>6,039,629 </text:p>
          </table:table-cell>
          <table:table-cell table:style-name="ce25" table:formula="of:=[.H66]" office:value-type="float" office:value="12148253" calcext:value-type="float">
            <text:p>12,148,253 </text:p>
          </table:table-cell>
          <table:table-cell table:style-name="ce25" table:formula="of:=[.I66]" office:value-type="float" office:value="24700368" calcext:value-type="float">
            <text:p>24,700,368 </text:p>
          </table:table-cell>
          <table:table-cell table:style-name="ce25" table:formula="of:=[.J66]" office:value-type="float" office:value="52152995" calcext:value-type="float">
            <text:p>52,152,995 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tandard</text:p>
          </table:table-cell>
          <table:table-cell/>
          <table:table-cell table:style-name="ce33" table:formula="of:=[.E90]" office:value-type="float" office:value="5015056" calcext:value-type="float">
            <text:p>5,015,056</text:p>
          </table:table-cell>
          <table:table-cell table:style-name="ce25" table:formula="of:=[.F90]" office:value-type="float" office:value="10921515" calcext:value-type="float">
            <text:p>10,921,515 </text:p>
          </table:table-cell>
          <table:table-cell table:style-name="ce25" table:formula="of:=[.G90]" office:value-type="float" office:value="16294714" calcext:value-type="float">
            <text:p>16,294,714 </text:p>
          </table:table-cell>
          <table:table-cell table:style-name="ce25" table:formula="of:=[.H90]" office:value-type="float" office:value="25042521" calcext:value-type="float">
            <text:p>25,042,521 </text:p>
          </table:table-cell>
          <table:table-cell table:style-name="ce25" table:formula="of:=[.I90]" office:value-type="float" office:value="40398542" calcext:value-type="float">
            <text:p>40,398,542 </text:p>
          </table:table-cell>
          <table:table-cell table:style-name="ce25" table:formula="of:=[.J90]" office:value-type="float" office:value="70916098" calcext:value-type="float">
            <text:p>70,916,098 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Optimistic</text:p>
          </table:table-cell>
          <table:table-cell/>
          <table:table-cell table:style-name="ce33" table:formula="of:=[.E113]" office:value-type="float" office:value="22840861" calcext:value-type="float">
            <text:p>22,840,861</text:p>
          </table:table-cell>
          <table:table-cell table:style-name="ce25" table:formula="of:=[.F113]" office:value-type="float" office:value="38165310" calcext:value-type="float">
            <text:p>38,165,310 </text:p>
          </table:table-cell>
          <table:table-cell table:style-name="ce25" table:formula="of:=[.G113]" office:value-type="float" office:value="53474493" calcext:value-type="float">
            <text:p>53,474,493 </text:p>
          </table:table-cell>
          <table:table-cell table:style-name="ce25" table:formula="of:=[.H113]" office:value-type="float" office:value="72064740" calcext:value-type="float">
            <text:p>72,064,740 </text:p>
          </table:table-cell>
          <table:table-cell table:style-name="ce25" table:formula="of:=[.I113]" office:value-type="float" office:value="97056476" calcext:value-type="float">
            <text:p>97,056,476 </text:p>
          </table:table-cell>
          <table:table-cell table:style-name="ce25" table:formula="of:=[.J113]" office:value-type="float" office:value="137585150" calcext:value-type="float">
            <text:p>137,585,150 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Valuation RMSC</text:p>
          </table:table-cell>
          <table:table-cell/>
          <table:table-cell table:style-name="ce18" table:number-columns-repeated="6"/>
          <table:table-cell table:number-columns-repeated="1016"/>
        </table:table-row>
        <table:table-row table:style-name="ro1">
          <table:table-cell table:style-name="ce1" office:value-type="string" calcext:value-type="string">
            <text:p>Pesimistic</text:p>
          </table:table-cell>
          <table:table-cell/>
          <table:table-cell table:style-name="ce33" table:formula="of:=MIN([.C125];[.$C$2])" office:value-type="float" office:value="182967" calcext:value-type="float">
            <text:p>182,967</text:p>
          </table:table-cell>
          <table:table-cell table:style-name="ce25" table:formula="of:=MIN([.D125];[.$C$2])" office:value-type="float" office:value="3125648" calcext:value-type="float">
            <text:p>3,125,648 </text:p>
          </table:table-cell>
          <table:table-cell table:style-name="ce25" table:formula="of:=MIN([.E125];[.$C$2])" office:value-type="float" office:value="6039629" calcext:value-type="float">
            <text:p>6,039,629 </text:p>
          </table:table-cell>
          <table:table-cell table:style-name="ce25" table:formula="of:=MIN([.F125];[.$C$2])" office:value-type="float" office:value="12148253" calcext:value-type="float">
            <text:p>12,148,253 </text:p>
          </table:table-cell>
          <table:table-cell table:style-name="ce25" table:formula="of:=MIN([.G125];[.$C$2])" office:value-type="float" office:value="24700368" calcext:value-type="float">
            <text:p>24,700,368 </text:p>
          </table:table-cell>
          <table:table-cell table:style-name="ce25" table:formula="of:=MIN([.H125];[.$C$2])" office:value-type="float" office:value="25000000" calcext:value-type="float">
            <text:p>25,000,000 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tandard</text:p>
          </table:table-cell>
          <table:table-cell/>
          <table:table-cell table:style-name="ce33" table:formula="of:=MIN([.C126];[.$C$2])" office:value-type="float" office:value="5015056" calcext:value-type="float">
            <text:p>5,015,056</text:p>
          </table:table-cell>
          <table:table-cell table:style-name="ce25" table:formula="of:=MIN([.D126];[.$C$2])" office:value-type="float" office:value="10921515" calcext:value-type="float">
            <text:p>10,921,515 </text:p>
          </table:table-cell>
          <table:table-cell table:style-name="ce25" table:formula="of:=MIN([.E126];[.$C$2])" office:value-type="float" office:value="16294714" calcext:value-type="float">
            <text:p>16,294,714 </text:p>
          </table:table-cell>
          <table:table-cell table:style-name="ce25" table:formula="of:=MIN([.F126];[.$C$2])" office:value-type="float" office:value="25000000" calcext:value-type="float">
            <text:p>25,000,000 </text:p>
          </table:table-cell>
          <table:table-cell table:style-name="ce25" table:formula="of:=MIN([.G126];[.$C$2])" office:value-type="float" office:value="25000000" calcext:value-type="float">
            <text:p>25,000,000 </text:p>
          </table:table-cell>
          <table:table-cell table:style-name="ce25" table:formula="of:=MIN([.H126];[.$C$2])" office:value-type="float" office:value="25000000" calcext:value-type="float">
            <text:p>25,000,000 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Optimistic</text:p>
          </table:table-cell>
          <table:table-cell/>
          <table:table-cell table:style-name="ce33" table:formula="of:=MIN([.C127];[.$C$2])" office:value-type="float" office:value="22840861" calcext:value-type="float">
            <text:p>22,840,861</text:p>
          </table:table-cell>
          <table:table-cell table:style-name="ce25" table:formula="of:=MIN([.D127];[.$C$2])" office:value-type="float" office:value="25000000" calcext:value-type="float">
            <text:p>25,000,000 </text:p>
          </table:table-cell>
          <table:table-cell table:style-name="ce25" table:formula="of:=MIN([.E127];[.$C$2])" office:value-type="float" office:value="25000000" calcext:value-type="float">
            <text:p>25,000,000 </text:p>
          </table:table-cell>
          <table:table-cell table:style-name="ce25" table:formula="of:=MIN([.F127];[.$C$2])" office:value-type="float" office:value="25000000" calcext:value-type="float">
            <text:p>25,000,000 </text:p>
          </table:table-cell>
          <table:table-cell table:style-name="ce25" table:formula="of:=MIN([.G127];[.$C$2])" office:value-type="float" office:value="25000000" calcext:value-type="float">
            <text:p>25,000,000 </text:p>
          </table:table-cell>
          <table:table-cell table:style-name="ce25" table:formula="of:=MIN([.H127];[.$C$2])" office:value-type="float" office:value="25000000" calcext:value-type="float">
            <text:p>25,000,000 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RMSC PRICES</text:p>
          </table:table-cell>
          <table:table-cell table:style-name="ce18" table:number-columns-repeated="3"/>
          <table:table-cell table:number-columns-repeated="1020"/>
        </table:table-row>
        <table:table-row table:style-name="ro1">
          <table:table-cell table:style-name="ce1"/>
          <table:table-cell table:style-name="ce18"/>
          <table:table-cell table:style-name="ce18" table:formula="of:=MAX((1+[.$G$2])^[.C$120]/(1-[.$B$2]);[.C125]/[.C129])*[.$F$2]" office:value-type="float" office:value="0.623529411764706" calcext:value-type="float">
            <text:p>0.623529411764706</text:p>
          </table:table-cell>
          <table:table-cell table:style-name="ce18" table:formula="of:=MAX((1+[.$G$2])^[.D$120]/(1-[.$B$2]);[.D125]/[.D129])*[.$F$2]" office:value-type="float" office:value="0.660941176470588" calcext:value-type="float">
            <text:p>0.660941176470588</text:p>
          </table:table-cell>
          <table:table-cell table:style-name="ce18" table:formula="of:=MAX((1+[.$G$2])^[.E$120]/(1-[.$B$2]);[.E125]/[.E129])*[.$F$2]" office:value-type="float" office:value="0.700597647058824" calcext:value-type="float">
            <text:p>0.700597647058824</text:p>
          </table:table-cell>
          <table:table-cell table:style-name="ce18" table:formula="of:=MAX((1+[.$G$2])^[.F$120]/(1-[.$B$2]);[.F125]/[.F129])*[.$F$2]" office:value-type="float" office:value="0.742633505882353" calcext:value-type="float">
            <text:p>0.742633505882353</text:p>
          </table:table-cell>
          <table:table-cell table:style-name="ce18" table:formula="of:=MAX((1+[.$G$2])^[.G$120]/(1-[.$B$2]);[.G125]/[.G129])*[.$F$2]" office:value-type="float" office:value="0.787191516235294" calcext:value-type="float">
            <text:p>0.787191516235294</text:p>
          </table:table-cell>
          <table:table-cell table:style-name="ce18" table:formula="of:=MAX((1+[.$G$2])^[.H$120]/(1-[.$B$2]);[.H125]/[.H129])*[.$F$2]" office:value-type="float" office:value="1.0430599" calcext:value-type="float">
            <text:p>1.0430599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8"/>
          <table:table-cell table:style-name="ce18" table:formula="of:=MAX((1+[.$G$2])^[.C$120]/(1-[.$B$2]);[.C126]/[.C130])*[.$F$2]" office:value-type="float" office:value="0.623529411764706" calcext:value-type="float">
            <text:p>0.623529411764706</text:p>
          </table:table-cell>
          <table:table-cell table:style-name="ce18" table:formula="of:=MAX((1+[.$G$2])^[.D$120]/(1-[.$B$2]);[.D126]/[.D130])*[.$F$2]" office:value-type="float" office:value="0.660941176470588" calcext:value-type="float">
            <text:p>0.660941176470588</text:p>
          </table:table-cell>
          <table:table-cell table:style-name="ce18" table:formula="of:=MAX((1+[.$G$2])^[.E$120]/(1-[.$B$2]);[.E126]/[.E130])*[.$F$2]" office:value-type="float" office:value="0.700597647058824" calcext:value-type="float">
            <text:p>0.700597647058824</text:p>
          </table:table-cell>
          <table:table-cell table:style-name="ce18" table:formula="of:=MAX((1+[.$G$2])^[.F$120]/(1-[.$B$2]);[.F126]/[.F130])*[.$F$2]" office:value-type="float" office:value="0.742633505882353" calcext:value-type="float">
            <text:p>0.742633505882353</text:p>
          </table:table-cell>
          <table:table-cell table:style-name="ce18" table:formula="of:=MAX((1+[.$G$2])^[.G$120]/(1-[.$B$2]);[.G126]/[.G130])*[.$F$2]" office:value-type="float" office:value="0.80797084" calcext:value-type="float">
            <text:p>0.80797084</text:p>
          </table:table-cell>
          <table:table-cell table:style-name="ce18" table:formula="of:=MAX((1+[.$G$2])^[.H$120]/(1-[.$B$2]);[.H126]/[.H130])*[.$F$2]" office:value-type="float" office:value="1.41832196" calcext:value-type="float">
            <text:p>1.41832196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8"/>
          <table:table-cell table:style-name="ce18" table:formula="of:=MAX((1+[.$G$2])^[.C$120]/(1-[.$B$2]);[.C127]/[.C131])*[.$F$2]" office:value-type="float" office:value="0.623529411764706" calcext:value-type="float">
            <text:p>0.623529411764706</text:p>
          </table:table-cell>
          <table:table-cell table:style-name="ce18" table:formula="of:=MAX((1+[.$G$2])^[.D$120]/(1-[.$B$2]);[.D127]/[.D131])*[.$F$2]" office:value-type="float" office:value="0.7633062" calcext:value-type="float">
            <text:p>0.7633062</text:p>
          </table:table-cell>
          <table:table-cell table:style-name="ce18" table:formula="of:=MAX((1+[.$G$2])^[.E$120]/(1-[.$B$2]);[.E127]/[.E131])*[.$F$2]" office:value-type="float" office:value="1.06948986" calcext:value-type="float">
            <text:p>1.06948986</text:p>
          </table:table-cell>
          <table:table-cell table:style-name="ce18" table:formula="of:=MAX((1+[.$G$2])^[.F$120]/(1-[.$B$2]);[.F127]/[.F131])*[.$F$2]" office:value-type="float" office:value="1.4412948" calcext:value-type="float">
            <text:p>1.4412948</text:p>
          </table:table-cell>
          <table:table-cell table:style-name="ce18" table:formula="of:=MAX((1+[.$G$2])^[.G$120]/(1-[.$B$2]);[.G127]/[.G131])*[.$F$2]" office:value-type="float" office:value="1.94112952" calcext:value-type="float">
            <text:p>1.94112952</text:p>
          </table:table-cell>
          <table:table-cell table:style-name="ce18" table:formula="of:=MAX((1+[.$G$2])^[.H$120]/(1-[.$B$2]);[.H127]/[.H131])*[.$F$2]" office:value-type="float" office:value="2.751703" calcext:value-type="float">
            <text:p>2.751703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8" table:number-columns-repeated="3"/>
          <table:table-cell table:number-columns-repeated="1020"/>
        </table:table-row>
        <table:table-row table:style-name="ro1" table:number-rows-repeated="869">
          <table:table-cell table:style-name="ce1"/>
          <table:table-cell table:style-name="ce18" table:number-columns-repeated="3"/>
          <table:table-cell table:number-columns-repeated="1020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lts" table:style-name="ta2">
        <table:table-column table:style-name="co12" table:number-columns-repeated="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0" table:number-columns-repeated="1017" table:default-cell-style-name="Default"/>
        <table:table-row table:style-name="ro1">
          <table:table-cell table:style-name="ce1" table:number-columns-repeated="2"/>
          <table:table-cell table:style-name="ce18"/>
          <table:table-cell table:style-name="ce2" table:number-columns-repeated="2"/>
          <table:table-cell table:style-name="ce18"/>
          <table:table-cell table:style-name="ce2" table:number-columns-repeated="2"/>
          <table:table-cell table:style-name="ce18"/>
          <table:table-cell table:number-columns-repeated="1015"/>
        </table:table-row>
        <table:table-row table:style-name="ro1">
          <table:table-cell table:style-name="ce1"/>
          <table:table-cell table:style-name="ce58" office:value-type="string" calcext:value-type="string">
            <text:p>Year</text:p>
          </table:table-cell>
          <table:table-cell table:style-name="ce68" office:value-type="float" office:value="2026" calcext:value-type="float">
            <text:p>2026</text:p>
          </table:table-cell>
          <table:table-cell table:style-name="ce75" office:value-type="float" office:value="2027" calcext:value-type="float">
            <text:p>2027</text:p>
          </table:table-cell>
          <table:table-cell table:style-name="ce75" office:value-type="float" office:value="2028" calcext:value-type="float">
            <text:p>2028</text:p>
          </table:table-cell>
          <table:table-cell table:style-name="ce68" office:value-type="float" office:value="2029" calcext:value-type="float">
            <text:p>2029</text:p>
          </table:table-cell>
          <table:table-cell table:style-name="ce75" office:value-type="float" office:value="2030" calcext:value-type="float">
            <text:p>2030</text:p>
          </table:table-cell>
          <table:table-cell table:style-name="ce75" office:value-type="float" office:value="2031" calcext:value-type="float">
            <text:p>2031</text:p>
          </table:table-cell>
          <table:table-cell table:style-name="ce85" office:value-type="float" office:value="2032" calcext:value-type="float">
            <text:p>2032</text:p>
          </table:table-cell>
          <table:table-cell table:number-columns-repeated="1015"/>
        </table:table-row>
        <table:table-row table:style-name="ro1">
          <table:table-cell table:style-name="ce57"/>
          <table:table-cell table:style-name="ce59" office:value-type="string" calcext:value-type="string">
            <text:p>Revenues</text:p>
          </table:table-cell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85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60" office:value-type="string" calcext:value-type="string">
            <text:p>Pesimistic</text:p>
          </table:table-cell>
          <table:table-cell table:style-name="ce25" office:value-type="float" office:value="741173" calcext:value-type="float">
            <text:p>741,173 </text:p>
          </table:table-cell>
          <table:table-cell table:style-name="ce25" office:value-type="float" office:value="1870436" calcext:value-type="float">
            <text:p>1,870,436 </text:p>
          </table:table-cell>
          <table:table-cell table:style-name="ce25" office:value-type="float" office:value="2825513" calcext:value-type="float">
            <text:p>2,825,513 </text:p>
          </table:table-cell>
          <table:table-cell table:style-name="ce25" office:value-type="float" office:value="3774639" calcext:value-type="float">
            <text:p>3,774,639 </text:p>
          </table:table-cell>
          <table:table-cell table:style-name="ce25" office:value-type="float" office:value="5298227" calcext:value-type="float">
            <text:p>5,298,227 </text:p>
          </table:table-cell>
          <table:table-cell table:style-name="ce25" office:value-type="float" office:value="8087980" calcext:value-type="float">
            <text:p>8,087,980 </text:p>
          </table:table-cell>
          <table:table-cell table:style-name="ce86" office:value-type="float" office:value="13573855" calcext:value-type="float">
            <text:p>13,573,855 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60" office:value-type="string" calcext:value-type="string">
            <text:p>Standard</text:p>
          </table:table-cell>
          <table:table-cell table:style-name="ce25" office:value-type="float" office:value="741173" calcext:value-type="float">
            <text:p>741,173 </text:p>
          </table:table-cell>
          <table:table-cell table:style-name="ce25" office:value-type="float" office:value="2924814" calcext:value-type="float">
            <text:p>2,924,814 </text:p>
          </table:table-cell>
          <table:table-cell table:style-name="ce25" office:value-type="float" office:value="4402150" calcext:value-type="float">
            <text:p>4,402,150 </text:p>
          </table:table-cell>
          <table:table-cell table:style-name="ce25" office:value-type="float" office:value="5732910" calcext:value-type="float">
            <text:p>5,732,910 </text:p>
          </table:table-cell>
          <table:table-cell table:style-name="ce25" office:value-type="float" office:value="7658323" calcext:value-type="float">
            <text:p>7,658,323 </text:p>
          </table:table-cell>
          <table:table-cell table:style-name="ce25" office:value-type="float" office:value="10850040" calcext:value-type="float">
            <text:p>10,850,040 </text:p>
          </table:table-cell>
          <table:table-cell table:style-name="ce86" office:value-type="float" office:value="16737653" calcext:value-type="float">
            <text:p>16,737,653 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61" office:value-type="string" calcext:value-type="string">
            <text:p>Optimistic</text:p>
          </table:table-cell>
          <table:table-cell table:style-name="ce69" office:value-type="float" office:value="1384738" calcext:value-type="float">
            <text:p>1,384,738 </text:p>
          </table:table-cell>
          <table:table-cell table:style-name="ce69" office:value-type="float" office:value="6799688" calcext:value-type="float">
            <text:p>6,799,688 </text:p>
          </table:table-cell>
          <table:table-cell table:style-name="ce69" office:value-type="float" office:value="10627446" calcext:value-type="float">
            <text:p>10,627,446 </text:p>
          </table:table-cell>
          <table:table-cell table:style-name="ce69" office:value-type="float" office:value="13565859" calcext:value-type="float">
            <text:p>13,565,859 </text:p>
          </table:table-cell>
          <table:table-cell table:style-name="ce69" office:value-type="float" office:value="17098776" calcext:value-type="float">
            <text:p>17,098,776 </text:p>
          </table:table-cell>
          <table:table-cell table:style-name="ce69" office:value-type="float" office:value="21898100" calcext:value-type="float">
            <text:p>21,898,100 </text:p>
          </table:table-cell>
          <table:table-cell table:style-name="ce87" office:value-type="float" office:value="29393358" calcext:value-type="float">
            <text:p>29,393,358 </text:p>
          </table:table-cell>
          <table:table-cell table:number-columns-repeated="1015"/>
        </table:table-row>
        <table:table-row table:style-name="ro1">
          <table:table-cell table:style-name="ce57"/>
          <table:table-cell table:style-name="ce62" office:value-type="string" calcext:value-type="string">
            <text:p>Valuation</text:p>
          </table:table-cell>
          <table:table-cell table:style-name="ce68" table:number-columns-repeated="3"/>
          <table:table-cell table:style-name="ce71" table:number-columns-repeated="3"/>
          <table:table-cell table:style-name="ce88"/>
          <table:table-cell table:number-columns-repeated="1015"/>
        </table:table-row>
        <table:table-row table:style-name="ro1">
          <table:table-cell table:style-name="ce1"/>
          <table:table-cell table:style-name="ce60" office:value-type="string" calcext:value-type="string">
            <text:p>Pesimistic</text:p>
          </table:table-cell>
          <table:table-cell/>
          <table:table-cell table:style-name="ce33" office:value-type="float" office:value="182967" calcext:value-type="float">
            <text:p>182,967</text:p>
          </table:table-cell>
          <table:table-cell table:style-name="ce25" office:value-type="float" office:value="3125648" calcext:value-type="float">
            <text:p>3,125,648 </text:p>
          </table:table-cell>
          <table:table-cell table:style-name="ce25" office:value-type="float" office:value="6039629" calcext:value-type="float">
            <text:p>6,039,629 </text:p>
          </table:table-cell>
          <table:table-cell table:style-name="ce25" office:value-type="float" office:value="12148253" calcext:value-type="float">
            <text:p>12,148,253 </text:p>
          </table:table-cell>
          <table:table-cell table:style-name="ce25" office:value-type="float" office:value="24700368" calcext:value-type="float">
            <text:p>24,700,368 </text:p>
          </table:table-cell>
          <table:table-cell table:style-name="ce86" office:value-type="float" office:value="52152995" calcext:value-type="float">
            <text:p>52,152,995 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60" office:value-type="string" calcext:value-type="string">
            <text:p>Standard</text:p>
          </table:table-cell>
          <table:table-cell/>
          <table:table-cell table:style-name="ce33" office:value-type="float" office:value="5015056" calcext:value-type="float">
            <text:p>5,015,056</text:p>
          </table:table-cell>
          <table:table-cell table:style-name="ce25" office:value-type="float" office:value="10921515" calcext:value-type="float">
            <text:p>10,921,515 </text:p>
          </table:table-cell>
          <table:table-cell table:style-name="ce25" office:value-type="float" office:value="16294714" calcext:value-type="float">
            <text:p>16,294,714 </text:p>
          </table:table-cell>
          <table:table-cell table:style-name="ce25" office:value-type="float" office:value="25042521" calcext:value-type="float">
            <text:p>25,042,521 </text:p>
          </table:table-cell>
          <table:table-cell table:style-name="ce25" office:value-type="float" office:value="40398542" calcext:value-type="float">
            <text:p>40,398,542 </text:p>
          </table:table-cell>
          <table:table-cell table:style-name="ce86" office:value-type="float" office:value="70916098" calcext:value-type="float">
            <text:p>70,916,098 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61" office:value-type="string" calcext:value-type="string">
            <text:p>Optimistic</text:p>
          </table:table-cell>
          <table:table-cell table:style-name="ce70"/>
          <table:table-cell table:style-name="ce76" office:value-type="float" office:value="22840861" calcext:value-type="float">
            <text:p>22,840,861</text:p>
          </table:table-cell>
          <table:table-cell table:style-name="ce69" office:value-type="float" office:value="38165310" calcext:value-type="float">
            <text:p>38,165,310 </text:p>
          </table:table-cell>
          <table:table-cell table:style-name="ce69" office:value-type="float" office:value="53474493" calcext:value-type="float">
            <text:p>53,474,493 </text:p>
          </table:table-cell>
          <table:table-cell table:style-name="ce69" office:value-type="float" office:value="72064740" calcext:value-type="float">
            <text:p>72,064,740 </text:p>
          </table:table-cell>
          <table:table-cell table:style-name="ce69" office:value-type="float" office:value="97056476" calcext:value-type="float">
            <text:p>97,056,476 </text:p>
          </table:table-cell>
          <table:table-cell table:style-name="ce87" office:value-type="float" office:value="137585150" calcext:value-type="float">
            <text:p>137,585,150 </text:p>
          </table:table-cell>
          <table:table-cell table:number-columns-repeated="1015"/>
        </table:table-row>
        <table:table-row table:style-name="ro1">
          <table:table-cell table:style-name="ce57"/>
          <table:table-cell table:style-name="ce63" office:value-type="string" calcext:value-type="string">
            <text:p>Valuation RMSC</text:p>
          </table:table-cell>
          <table:table-cell table:style-name="ce71"/>
          <table:table-cell table:style-name="ce68" table:number-columns-repeated="5"/>
          <table:table-cell table:style-name="ce85"/>
          <table:table-cell table:number-columns-repeated="1015"/>
        </table:table-row>
        <table:table-row table:style-name="ro1">
          <table:table-cell table:style-name="ce1"/>
          <table:table-cell table:style-name="ce60" office:value-type="string" calcext:value-type="string">
            <text:p>Pesimistic</text:p>
          </table:table-cell>
          <table:table-cell/>
          <table:table-cell table:style-name="ce33" office:value-type="float" office:value="182967" calcext:value-type="float">
            <text:p>182,967</text:p>
          </table:table-cell>
          <table:table-cell table:style-name="ce25" office:value-type="float" office:value="3125648" calcext:value-type="float">
            <text:p>3,125,648 </text:p>
          </table:table-cell>
          <table:table-cell table:style-name="ce25" office:value-type="float" office:value="6039629" calcext:value-type="float">
            <text:p>6,039,629 </text:p>
          </table:table-cell>
          <table:table-cell table:style-name="ce25" office:value-type="float" office:value="12148253" calcext:value-type="float">
            <text:p>12,148,253 </text:p>
          </table:table-cell>
          <table:table-cell table:style-name="ce25" office:value-type="float" office:value="24700368" calcext:value-type="float">
            <text:p>24,700,368 </text:p>
          </table:table-cell>
          <table:table-cell table:style-name="ce86" office:value-type="float" office:value="25000000" calcext:value-type="float">
            <text:p>25,000,000 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60" office:value-type="string" calcext:value-type="string">
            <text:p>Standard</text:p>
          </table:table-cell>
          <table:table-cell/>
          <table:table-cell table:style-name="ce33" office:value-type="float" office:value="5015056" calcext:value-type="float">
            <text:p>5,015,056</text:p>
          </table:table-cell>
          <table:table-cell table:style-name="ce25" office:value-type="float" office:value="10921515" calcext:value-type="float">
            <text:p>10,921,515 </text:p>
          </table:table-cell>
          <table:table-cell table:style-name="ce25" office:value-type="float" office:value="16294714" calcext:value-type="float">
            <text:p>16,294,714 </text:p>
          </table:table-cell>
          <table:table-cell table:number-columns-repeated="2" table:style-name="ce25" office:value-type="float" office:value="25000000" calcext:value-type="float">
            <text:p>25,000,000 </text:p>
          </table:table-cell>
          <table:table-cell table:style-name="ce86" office:value-type="float" office:value="25000000" calcext:value-type="float">
            <text:p>25,000,000 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61" office:value-type="string" calcext:value-type="string">
            <text:p>Optimistic</text:p>
          </table:table-cell>
          <table:table-cell table:style-name="ce70"/>
          <table:table-cell table:style-name="ce76" office:value-type="float" office:value="22840861" calcext:value-type="float">
            <text:p>22,840,861</text:p>
          </table:table-cell>
          <table:table-cell table:number-columns-repeated="4" table:style-name="ce69" office:value-type="float" office:value="25000000" calcext:value-type="float">
            <text:p>25,000,000 </text:p>
          </table:table-cell>
          <table:table-cell table:style-name="ce87" office:value-type="float" office:value="25000000" calcext:value-type="float">
            <text:p>25,000,000 </text:p>
          </table:table-cell>
          <table:table-cell table:number-columns-repeated="1015"/>
        </table:table-row>
        <table:table-row table:style-name="ro1">
          <table:table-cell table:style-name="ce57"/>
          <table:table-cell table:style-name="ce64" office:value-type="string" calcext:value-type="string">
            <text:p>RMSC PRICES</text:p>
          </table:table-cell>
          <table:table-cell table:style-name="ce68" table:number-columns-repeated="3"/>
          <table:table-cell table:style-name="ce71" table:number-columns-repeated="3"/>
          <table:table-cell table:style-name="ce88"/>
          <table:table-cell table:number-columns-repeated="1015"/>
        </table:table-row>
        <table:table-row table:style-name="ro1">
          <table:table-cell table:style-name="ce1"/>
          <table:table-cell table:style-name="ce60"/>
          <table:table-cell table:style-name="ce18"/>
          <table:table-cell table:style-name="ce18" office:value-type="float" office:value="0.623529411764706" calcext:value-type="float">
            <text:p>0.623529411764706</text:p>
          </table:table-cell>
          <table:table-cell table:style-name="ce18" office:value-type="float" office:value="0.660941176470588" calcext:value-type="float">
            <text:p>0.660941176470588</text:p>
          </table:table-cell>
          <table:table-cell table:style-name="ce18" office:value-type="float" office:value="0.700597647058823" calcext:value-type="float">
            <text:p>0.700597647058823</text:p>
          </table:table-cell>
          <table:table-cell table:style-name="ce18" office:value-type="float" office:value="0.742633505882353" calcext:value-type="float">
            <text:p>0.742633505882353</text:p>
          </table:table-cell>
          <table:table-cell table:style-name="ce18" office:value-type="float" office:value="0.787191516235294" calcext:value-type="float">
            <text:p>0.787191516235294</text:p>
          </table:table-cell>
          <table:table-cell table:style-name="ce89" office:value-type="float" office:value="1.0430599" calcext:value-type="float">
            <text:p>1.0430599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60"/>
          <table:table-cell table:style-name="ce18"/>
          <table:table-cell table:style-name="ce18" office:value-type="float" office:value="0.623529411764706" calcext:value-type="float">
            <text:p>0.623529411764706</text:p>
          </table:table-cell>
          <table:table-cell table:style-name="ce18" office:value-type="float" office:value="0.660941176470588" calcext:value-type="float">
            <text:p>0.660941176470588</text:p>
          </table:table-cell>
          <table:table-cell table:style-name="ce18" office:value-type="float" office:value="0.700597647058823" calcext:value-type="float">
            <text:p>0.700597647058823</text:p>
          </table:table-cell>
          <table:table-cell table:style-name="ce18" office:value-type="float" office:value="0.742633505882353" calcext:value-type="float">
            <text:p>0.742633505882353</text:p>
          </table:table-cell>
          <table:table-cell table:style-name="ce18" office:value-type="float" office:value="0.80797084" calcext:value-type="float">
            <text:p>0.80797084</text:p>
          </table:table-cell>
          <table:table-cell table:style-name="ce89" office:value-type="float" office:value="1.41832196" calcext:value-type="float">
            <text:p>1.41832196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60"/>
          <table:table-cell table:style-name="ce18"/>
          <table:table-cell table:style-name="ce18" office:value-type="float" office:value="0.623529411764706" calcext:value-type="float">
            <text:p>0.623529411764706</text:p>
          </table:table-cell>
          <table:table-cell table:style-name="ce18" office:value-type="float" office:value="0.7633062" calcext:value-type="float">
            <text:p>0.7633062</text:p>
          </table:table-cell>
          <table:table-cell table:style-name="ce18" office:value-type="float" office:value="1.06948986" calcext:value-type="float">
            <text:p>1.06948986</text:p>
          </table:table-cell>
          <table:table-cell table:style-name="ce18" office:value-type="float" office:value="1.4412948" calcext:value-type="float">
            <text:p>1.4412948</text:p>
          </table:table-cell>
          <table:table-cell table:style-name="ce18" office:value-type="float" office:value="1.94112952" calcext:value-type="float">
            <text:p>1.94112952</text:p>
          </table:table-cell>
          <table:table-cell table:style-name="ce89" office:value-type="float" office:value="2.751703" calcext:value-type="float">
            <text:p>2.751703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61"/>
          <table:table-cell table:style-name="ce72" table:number-columns-repeated="3"/>
          <table:table-cell table:style-name="ce70" table:number-columns-repeated="3"/>
          <table:table-cell table:style-name="ce90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ax supply</text:p>
          </table:table-cell>
          <table:table-cell table:style-name="ce77" table:formula="of:=5000000" office:value-type="float" office:value="5000000" calcext:value-type="float">
            <text:p>5.00E+06</text:p>
          </table:table-cell>
          <table:table-cell table:style-name="ce2" office:value-type="string" calcext:value-type="string">
            <text:p>Pre-Mint</text:p>
          </table:table-cell>
          <table:table-cell table:style-name="ce51" table:formula="of:=200000" office:value-type="float" office:value="200000" calcext:value-type="float">
            <text:p>200000</text:p>
          </table:table-cell>
          <table:table-cell table:style-name="ce20"/>
          <table:table-cell table:number-columns-repeated="1017"/>
        </table:table-row>
        <table:table-row table:style-name="ro1">
          <table:table-cell/>
          <table:table-cell table:style-name="ce65" office:value-type="string" calcext:value-type="string">
            <text:p>NFT BATCH</text:p>
          </table:table-cell>
          <table:table-cell table:style-name="ce73" office:value-type="string" calcext:value-type="string">
            <text:p>NFT Batch sizes</text:p>
          </table:table-cell>
          <table:table-cell table:style-name="ce73" office:value-type="string" calcext:value-type="string">
            <text:p>NFT Prices </text:p>
          </table:table-cell>
          <table:table-cell table:style-name="ce73" office:value-type="string" calcext:value-type="string">
            <text:p>Mint RMSC prices </text:p>
          </table:table-cell>
          <table:table-cell table:style-name="ce78" office:value-type="string" calcext:value-type="string">
            <text:p><text:s/>TREASURY CASH EURO</text:p>
          </table:table-cell>
          <table:table-cell table:style-name="ce73" office:value-type="string" calcext:value-type="string">
            <text:p>RMSC MINTED</text:p>
          </table:table-cell>
          <table:table-cell table:style-name="ce82" office:value-type="string" calcext:value-type="string">
            <text:p>RMSC <text:s/>IN TREASURY</text:p>
          </table:table-cell>
          <table:table-cell/>
          <table:table-cell table:style-name="ce91" office:value-type="string" calcext:value-type="string">
            <text:p>FREE RMSC SUPPLY</text:p>
          </table:table-cell>
          <table:table-cell table:style-name="ce92" table:formula="of:=5000000-[.G29]" office:value-type="float" office:value="1384407.091" calcext:value-type="float">
            <text:p>1,384,407</text:p>
          </table:table-cell>
          <table:table-cell table:number-columns-repeated="1013"/>
        </table:table-row>
        <table:table-row table:style-name="ro1">
          <table:table-cell/>
          <table:table-cell table:style-name="ce66" office:value-type="string" calcext:value-type="string">
            <text:p>Calçot Coins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45" calcext:value-type="float">
            <text:p>0.45</text:p>
          </table:table-cell>
          <table:table-cell table:style-name="ce79" table:formula="of:=[.C23]*[.D23]" office:value-type="currency" office:currency="EUR" office:value="30000" calcext:value-type="currency">
            <text:p>€30,000</text:p>
          </table:table-cell>
          <table:table-cell table:style-name="ce80" table:formula="of:=[.F23]/[.E23]" office:value-type="float" office:value="66666.6666666667" calcext:value-type="float">
            <text:p>66,667</text:p>
          </table:table-cell>
          <table:table-cell table:style-name="ce83" table:formula="of:=[.G23]/2" office:value-type="float" office:value="33333.3333333333" calcext:value-type="float">
            <text:p>33,333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 calcext:value-type="string">
            <text:p>FounderPass 1</text:p>
          </table:table-cell>
          <table:table-cell table:style-name="ce2" table:formula="of:=1111-555" office:value-type="float" office:value="556" calcext:value-type="float">
            <text:p>556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0.5" calcext:value-type="float">
            <text:p>0.5</text:p>
          </table:table-cell>
          <table:table-cell table:style-name="ce79" table:formula="of:=[.C24]*[.D24]" office:value-type="currency" office:currency="EUR" office:value="69500" calcext:value-type="currency">
            <text:p>€69,500</text:p>
          </table:table-cell>
          <table:table-cell table:style-name="ce80" table:formula="of:=[.F24]/[.E24]" office:value-type="float" office:value="139000" calcext:value-type="float">
            <text:p>139,000</text:p>
          </table:table-cell>
          <table:table-cell table:style-name="ce83" table:formula="of:=[.G24]/2" office:value-type="float" office:value="69500" calcext:value-type="float">
            <text:p>69,500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 calcext:value-type="string">
            <text:p>FounderPass 2</text:p>
          </table:table-cell>
          <table:table-cell table:style-name="ce2" office:value-type="float" office:value="1111" calcext:value-type="float">
            <text:p>1111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525" calcext:value-type="float">
            <text:p>0.525</text:p>
          </table:table-cell>
          <table:table-cell table:style-name="ce79" table:formula="of:=[.C25]*[.D25]" office:value-type="currency" office:currency="EUR" office:value="277750" calcext:value-type="currency">
            <text:p>€277,750</text:p>
          </table:table-cell>
          <table:table-cell table:style-name="ce80" table:formula="of:=[.F25]/[.E25]" office:value-type="float" office:value="529047.619047619" calcext:value-type="float">
            <text:p>529,048</text:p>
          </table:table-cell>
          <table:table-cell table:style-name="ce83" table:formula="of:=[.G25]/2" office:value-type="float" office:value="264523.80952381" calcext:value-type="float">
            <text:p>264,524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 calcext:value-type="string">
            <text:p>FounderPass 3</text:p>
          </table:table-cell>
          <table:table-cell table:style-name="ce2" office:value-type="float" office:value="1111" calcext:value-type="float">
            <text:p>1111</text:p>
          </table:table-cell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0.55" calcext:value-type="float">
            <text:p>0.55</text:p>
          </table:table-cell>
          <table:table-cell table:style-name="ce79" table:formula="of:=[.C26]*[.D26]" office:value-type="currency" office:currency="EUR" office:value="416625" calcext:value-type="currency">
            <text:p>€416,625</text:p>
          </table:table-cell>
          <table:table-cell table:style-name="ce80" table:formula="of:=[.F26]/[.E26]" office:value-type="float" office:value="757500" calcext:value-type="float">
            <text:p>757,500</text:p>
          </table:table-cell>
          <table:table-cell table:style-name="ce83" table:formula="of:=[.G26]/2" office:value-type="float" office:value="378750" calcext:value-type="float">
            <text:p>378,750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 calcext:value-type="string">
            <text:p>FounderPass 4</text:p>
          </table:table-cell>
          <table:table-cell table:style-name="ce2" office:value-type="float" office:value="1111" calcext:value-type="float">
            <text:p>111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575" calcext:value-type="float">
            <text:p>0.575</text:p>
          </table:table-cell>
          <table:table-cell table:style-name="ce79" table:formula="of:=[.C27]*[.D27]" office:value-type="currency" office:currency="EUR" office:value="555500" calcext:value-type="currency">
            <text:p>€555,500</text:p>
          </table:table-cell>
          <table:table-cell table:style-name="ce80" table:formula="of:=[.F27]/[.E27]" office:value-type="float" office:value="966086.956521739" calcext:value-type="float">
            <text:p>966,087</text:p>
          </table:table-cell>
          <table:table-cell table:style-name="ce83" table:formula="of:=[.G27]/2" office:value-type="float" office:value="483043.47826087" calcext:value-type="float">
            <text:p>483,043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 calcext:value-type="string">
            <text:p>FounderPass 5</text:p>
          </table:table-cell>
          <table:table-cell table:style-name="ce2" office:value-type="float" office:value="1111" calcext:value-type="float">
            <text:p>1111</text:p>
          </table:table-cell>
          <table:table-cell table:style-name="ce2" office:value-type="float" office:value="625" calcext:value-type="float">
            <text:p>625</text:p>
          </table:table-cell>
          <table:table-cell table:style-name="ce2" office:value-type="float" office:value="0.6" calcext:value-type="float">
            <text:p>0.6</text:p>
          </table:table-cell>
          <table:table-cell table:style-name="ce79" table:formula="of:=[.C28]*[.D28]" office:value-type="currency" office:currency="EUR" office:value="694375" calcext:value-type="currency">
            <text:p>€694,375</text:p>
          </table:table-cell>
          <table:table-cell table:style-name="ce80" table:formula="of:=[.F28]/[.E28]" office:value-type="float" office:value="1157291.66666667" calcext:value-type="float">
            <text:p>1,157,292</text:p>
          </table:table-cell>
          <table:table-cell table:style-name="ce83" table:formula="of:=[.G28]/2" office:value-type="float" office:value="578645.833333333" calcext:value-type="float">
            <text:p>578,646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 calcext:value-type="string">
            <text:p>Totals</text:p>
          </table:table-cell>
          <table:table-cell table:style-name="ce74" table:formula="of:=SUM([.C23:.C28])" office:value-type="float" office:value="5300" calcext:value-type="float">
            <text:p>5300</text:p>
          </table:table-cell>
          <table:table-cell table:style-name="ce74" table:number-columns-repeated="3"/>
          <table:table-cell table:style-name="ce81" table:formula="of:=SUM([.G23:.G28])" office:value-type="float" office:value="3615592.909" calcext:value-type="float">
            <text:p>3,615,593</text:p>
          </table:table-cell>
          <table:table-cell table:style-name="ce84" table:formula="of:=[.G29]/2" office:value-type="float" office:value="1807796.4545" calcext:value-type="float">
            <text:p>1807796.4545</text:p>
          </table:table-cell>
          <table:table-cell table:number-columns-repeated="1016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Valuations.A51:Valuations.J59" table:contains-header="false"/>
        <table:database-range table:name="Table_2" table:target-range-address="Valuations.A61:Valuations.J69" table:contains-header="false"/>
        <table:database-range table:name="Table_3" table:target-range-address="Valuations.A74:Valuations.J82" table:contains-header="false"/>
        <table:database-range table:name="Table_4" table:target-range-address="Valuations.A84:Valuations.J92" table:contains-header="false"/>
        <table:database-range table:name="Table_5" table:target-range-address="Valuations.A97:Valuations.J105" table:contains-header="false"/>
        <table:database-range table:name="Table_6" table:target-range-address="Valuations.A107:Valuations.J11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0" loext:min-decimal-places="0" number:min-integer-digits="1" number:grouping="true" number:display-factor="1000000"/>
      <number:text>M</number:text>
    </number:number-style>
    <number:number-style style:name="N125">
      <number:text>(</number:text>
      <number:number number:decimal-places="0" loext:min-decimal-places="0" number:min-integer-digits="1" number:grouping="true" number:display-factor="1000000"/>
      <number:text>M)</number:text>
      <style:map style:condition="value()&gt;=0" style:apply-style-name="N125P0"/>
    </number:number-style>
    <number:number-style style:name="N126P0" style:volatile="true">
      <number:number number:decimal-places="1" loext:min-decimal-places="1" number:min-integer-digits="1" number:grouping="true" number:display-factor="1000000"/>
      <number:text>M</number:text>
    </number:number-style>
    <number:number-style style:name="N126">
      <number:text>(</number:text>
      <number:number number:decimal-places="1" loext:min-decimal-places="1" number:min-integer-digits="1" number:grouping="true" number:display-factor="1000000"/>
      <number:text>M)</number:text>
      <style:map style:condition="value()&gt;=0" style:apply-style-name="N126P0"/>
    </number:number-style>
    <number:number-style style:name="N127">
      <number:number number:decimal-places="0" loext:min-decimal-places="0" number:min-integer-digits="1" number:grouping="true" number:display-factor="1000000"/>
      <number:text>M</number:text>
    </number:number-style>
    <number:number-style style:name="N128">
      <number:text>Year </number:text>
      <number:number number:decimal-places="0" loext:min-decimal-places="0" number:min-integer-digits="1"/>
    </number:number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 number:grouping="true"/>
      <number:text>x</number:text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currency-style style:name="N132">
      <number:currency-symbol>€</number:currency-symbol>
      <number:number number:decimal-places="0" loext:min-decimal-places="0" number:min-integer-digits="1" number:grouping="true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aluations" style:display-name="PageStyle_Valu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716" meta:object-count="0"/>
    <meta:generator>LibreOfficeDev/6.0.5.2$Linux_X86_64 LibreOffice_project/</meta:generator>
  </office:meta>
</office:document-meta>
</file>